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46cm"/>
    </style:style>
    <style:style style:name="co10" style:family="table-column">
      <style:table-column-properties fo:break-before="auto" style:column-width="3.754cm"/>
    </style:style>
    <style:style style:name="co11" style:family="table-column">
      <style:table-column-properties fo:break-before="auto" style:column-width="2.865cm"/>
    </style:style>
    <style:style style:name="co12" style:family="table-column">
      <style:table-column-properties fo:break-before="auto" style:column-width="6.419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572cm"/>
    </style:style>
    <style:style style:name="co15" style:family="table-column">
      <style:table-column-properties fo:break-before="auto" style:column-width="2.263cm"/>
    </style:style>
    <style:style style:name="co16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22.2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order-left="0.06pt solid #000000" fo:border-right="0.06pt solid #000000" fo:border-top="none"/>
    </style:style>
    <style:style style:name="ce166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>
      <style:table-cell-properties style:rotation-align="none"/>
    </style:style>
    <style:style style:name="ce2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4">
      <style:table-cell-properties style:rotation-align="none"/>
    </style:style>
    <style:style style:name="ce28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9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CUENTAS POR PAGAR PARTES RELACIONADA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Pasivos por Obligaciones Patronale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59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2" office:value-type="string" calcext:value-type="string" table:number-columns-spanned="2" table:number-rows-spanned="1">
            <text:p>Ajustes y/o re-clasificaciones</text:p>
          </table:table-cell>
          <table:covered-table-cell table:style-name="ce202"/>
          <table:table-cell table:style-name="ce202" office:value-type="string" calcext:value-type="string">
            <text:p>Saldos auditados al</text:p>
          </table:table-cell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59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2" office:value-type="string" office:string-value="Ref. PT" calcext:value-type="string" table:number-columns-spanned="1" table:number-rows-spanned="2">
            <text:p><text:s/>Ref. PT </text:p>
          </table:table-cell>
          <table:table-cell table:style-name="ce240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05"/>
          <table:covered-table-cell table:style-name="ce159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05"/>
          <table:covered-table-cell table:style-name="ce159"/>
          <table:table-cell table:style-name="ce48" office:value-type="date" office:date-value="2019-12-31" calcext:value-type="date">
            <text:p>31-dic-19</text:p>
          </table:table-cell>
          <table:covered-table-cell table:style-name="ce232"/>
          <table:covered-table-cell table:style-name="ce240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table:formula="of:=[.F14]-[.I14]" office:value-type="float" office:value="0" calcext:value-type="float">
            <text:p><text:s/>- </text:p>
          </table:table-cell>
          <table:table-cell table:style-name="ce124" table:formula="of:=[.L14]/[.$L$33]" office:value-type="percentage" office:value="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86" office:value-type="string" office:string-value="2-1-1-02-01-01" calcext:value-type="string">
            <text:p><text:s/>2-1-1-02-01-01 </text:p>
          </table:table-cell>
          <table:table-cell table:style-name="ce50" office:value-type="string" office:string-value="Sueldo por Pagar" calcext:value-type="string">
            <text:p><text:s/>Sueldo por Pagar </text:p>
          </table:table-cell>
          <table:table-cell table:style-name="ce50" office:value-type="float" office:value="0" calcext:value-type="float">
            <text:p><text:s/>- </text:p>
          </table:table-cell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 office:value-type="string" office:string-value="2-1-1-02-01-01" calcext:value-type="string">
            <text:p><text:s/>2-1-1-02-01-01 </text:p>
          </table:table-cell>
          <table:table-cell table:style-name="ce50" office:value-type="string" office:string-value="Sueldo por Pagar" calcext:value-type="string">
            <text:p><text:s/>Sueldo por Pagar </text:p>
          </table:table-cell>
          <table:table-cell table:style-name="ce51" office:value-type="float" office:value="3297.44" calcext:value-type="float">
            <text:p><text:s/>3,297 </text:p>
          </table:table-cell>
          <table:table-cell table:style-name="ce99"/>
          <table:table-cell table:style-name="ce107"/>
          <table:table-cell table:style-name="ce49" table:formula="of:=[.F15]-[.I15]" office:value-type="float" office:value="-3297.44" calcext:value-type="float">
            <text:p><text:s/>(3,297)</text:p>
          </table:table-cell>
          <table:table-cell table:style-name="ce124" table:formula="of:=[.L15]/[.$L$33]" office:value-type="percentage" office:value="-0.310704933773181" calcext:value-type="percentage">
            <text:p>-31.07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2-01-02" calcext:value-type="string">
            <text:p><text:s/>2-1-1-02-01-02 </text:p>
          </table:table-cell>
          <table:table-cell table:style-name="ce50" office:value-type="string" office:string-value="Décimo 13ro por Pagar" calcext:value-type="string">
            <text:p><text:s/>Décimo 13ro por Pagar </text:p>
          </table:table-cell>
          <table:table-cell table:style-name="ce51" office:value-type="float" office:value="2917.94" calcext:value-type="float">
            <text:p><text:s/>2,918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2917.94" calcext:value-type="float">
            <text:p><text:s/>2,918 </text:p>
          </table:table-cell>
          <table:table-cell table:style-name="ce86" office:value-type="string" office:string-value="2-1-1-02-01-02" calcext:value-type="string">
            <text:p><text:s/>2-1-1-02-01-02 </text:p>
          </table:table-cell>
          <table:table-cell table:style-name="ce50" office:value-type="string" office:string-value="Décimo 13ro por Pagar" calcext:value-type="string">
            <text:p><text:s/>Décimo 13ro por Pagar </text:p>
          </table:table-cell>
          <table:table-cell table:style-name="ce51" office:value-type="float" office:value="1116.07" calcext:value-type="float">
            <text:p><text:s/>1,116 </text:p>
          </table:table-cell>
          <table:table-cell table:style-name="ce99"/>
          <table:table-cell table:style-name="ce107"/>
          <table:table-cell table:style-name="ce49" table:formula="of:=[.F16]-[.I16]" office:value-type="float" office:value="1801.87" calcext:value-type="float">
            <text:p><text:s/>1,802 </text:p>
          </table:table-cell>
          <table:table-cell table:style-name="ce124" table:formula="of:=[.L16]/[.$L$33]" office:value-type="percentage" office:value="0.169783195150748" calcext:value-type="percentage">
            <text:p>16.9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2-01-03" calcext:value-type="string">
            <text:p><text:s/>2-1-1-02-01-03 </text:p>
          </table:table-cell>
          <table:table-cell table:style-name="ce50" office:value-type="string" office:string-value="Décimo 14to por Pagar" calcext:value-type="string">
            <text:p><text:s/>Décimo 14to por Pagar </text:p>
          </table:table-cell>
          <table:table-cell table:style-name="ce51" office:value-type="float" office:value="2169.95" calcext:value-type="float">
            <text:p><text:s/>2,170 </text:p>
          </table:table-cell>
          <table:table-cell table:style-name="ce70"/>
          <table:table-cell table:style-name="ce83"/>
          <table:table-cell table:style-name="ce85" table:formula="of:=[.C17]-[.D17]+[.E17]" office:value-type="float" office:value="2169.95" calcext:value-type="float">
            <text:p><text:s/>2,170 </text:p>
          </table:table-cell>
          <table:table-cell table:style-name="ce86" office:value-type="string" office:string-value="2-1-1-02-01-03" calcext:value-type="string">
            <text:p><text:s/>2-1-1-02-01-03 </text:p>
          </table:table-cell>
          <table:table-cell table:style-name="ce50" office:value-type="string" office:string-value="Décimo 14to por Pagar" calcext:value-type="string">
            <text:p><text:s/>Décimo 14to por Pagar </text:p>
          </table:table-cell>
          <table:table-cell table:style-name="ce51" office:value-type="float" office:value="1073.09" calcext:value-type="float">
            <text:p><text:s/>1,073 </text:p>
          </table:table-cell>
          <table:table-cell table:style-name="ce99"/>
          <table:table-cell table:style-name="ce107"/>
          <table:table-cell table:style-name="ce49" table:formula="of:=[.F17]-[.I17]" office:value-type="float" office:value="1096.86" calcext:value-type="float">
            <text:p><text:s/>1,097 </text:p>
          </table:table-cell>
          <table:table-cell table:style-name="ce124" table:formula="of:=[.L17]/[.$L$33]" office:value-type="percentage" office:value="0.103352847560062" calcext:value-type="percentage">
            <text:p>10.3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2-01-04" calcext:value-type="string">
            <text:p><text:s/>2-1-1-02-01-04 </text:p>
          </table:table-cell>
          <table:table-cell table:style-name="ce50" office:value-type="string" office:string-value="Vacaciones por Pagar" calcext:value-type="string">
            <text:p><text:s/>Vacaciones por Pagar </text:p>
          </table:table-cell>
          <table:table-cell table:style-name="ce51" office:value-type="float" office:value="20356" calcext:value-type="float">
            <text:p><text:s/>20,356 </text:p>
          </table:table-cell>
          <table:table-cell table:style-name="ce52" table:number-columns-repeated="2"/>
          <table:table-cell table:style-name="ce85" table:formula="of:=[.C18]-[.D18]+[.E18]" office:value-type="float" office:value="20356" calcext:value-type="float">
            <text:p><text:s/>20,356 </text:p>
          </table:table-cell>
          <table:table-cell table:style-name="ce86" office:value-type="string" office:string-value="2-1-1-02-01-04" calcext:value-type="string">
            <text:p><text:s/>2-1-1-02-01-04 </text:p>
          </table:table-cell>
          <table:table-cell table:style-name="ce50" office:value-type="string" office:string-value="Vacaciones por Pagar" calcext:value-type="string">
            <text:p><text:s/>Vacaciones por Pagar </text:p>
          </table:table-cell>
          <table:table-cell table:style-name="ce51" office:value-type="float" office:value="11423.99" calcext:value-type="float">
            <text:p><text:s/>11,424 </text:p>
          </table:table-cell>
          <table:table-cell table:style-name="ce99"/>
          <table:table-cell table:style-name="ce107"/>
          <table:table-cell table:style-name="ce49" table:formula="of:=[.F18]-[.I18]" office:value-type="float" office:value="8932.01" calcext:value-type="float">
            <text:p><text:s/>8,932 </text:p>
          </table:table-cell>
          <table:table-cell table:style-name="ce124" table:formula="of:=[.L18]/[.$L$33]" office:value-type="percentage" office:value="0.841628528649919" calcext:value-type="percentage">
            <text:p>84.16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86" office:value-type="string" office:string-value="2-1-1-02-01-05" calcext:value-type="string">
            <text:p><text:s/>2-1-1-02-01-05 </text:p>
          </table:table-cell>
          <table:table-cell table:style-name="ce224" office:value-type="string" office:string-value="Aportes  Patronal por Pagar" calcext:value-type="string">
            <text:p><text:s/>Aportes <text:s/>Patronal por Pagar </text:p>
          </table:table-cell>
          <table:table-cell table:style-name="ce51" office:value-type="float" office:value="4146.84" calcext:value-type="float">
            <text:p><text:s/>4,147 </text:p>
          </table:table-cell>
          <table:table-cell table:style-name="ce71"/>
          <table:table-cell table:style-name="ce84"/>
          <table:table-cell table:style-name="ce82" table:formula="of:=[.C19]-[.D19]+[.E19]" office:value-type="float" office:value="4146.84" calcext:value-type="float">
            <text:p><text:s/>4,147 </text:p>
          </table:table-cell>
          <table:table-cell table:style-name="ce86" office:value-type="string" office:string-value="2-1-1-02-01-05" calcext:value-type="string">
            <text:p><text:s/>2-1-1-02-01-05 </text:p>
          </table:table-cell>
          <table:table-cell table:style-name="ce224" office:value-type="string" office:string-value="Aportes  Patronal por Pagar" calcext:value-type="string">
            <text:p><text:s/>Aportes <text:s/>Patronal por Pagar </text:p>
          </table:table-cell>
          <table:table-cell table:style-name="ce51" office:value-type="float" office:value="1994.79" calcext:value-type="float">
            <text:p><text:s/>1,995 </text:p>
          </table:table-cell>
          <table:table-cell table:style-name="ce99"/>
          <table:table-cell table:style-name="ce107"/>
          <table:table-cell table:style-name="ce49" table:formula="of:=[.F19]-[.I19]" office:value-type="float" office:value="2152.05" calcext:value-type="float">
            <text:p><text:s/>2,152 </text:p>
          </table:table-cell>
          <table:table-cell table:style-name="ce124" table:formula="of:=[.L19]/[.$L$33]" office:value-type="percentage" office:value="0.202779293247663" calcext:value-type="percentage">
            <text:p>20.2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2-01-06" calcext:value-type="string">
            <text:p><text:s/>2-1-1-02-01-06 </text:p>
          </table:table-cell>
          <table:table-cell table:style-name="ce225" office:value-type="string" office:string-value="Fondo Reserva por Pagar" calcext:value-type="string">
            <text:p><text:s/>Fondo Reserva por Pagar </text:p>
          </table:table-cell>
          <table:table-cell table:style-name="ce51" office:value-type="float" office:value="657.15" calcext:value-type="float">
            <text:p><text:s/>657 </text:p>
          </table:table-cell>
          <table:table-cell table:style-name="ce71"/>
          <table:table-cell table:style-name="ce51"/>
          <table:table-cell table:style-name="ce82" table:formula="of:=[.C20]-[.D20]+[.E20]" office:value-type="float" office:value="657.15" calcext:value-type="float">
            <text:p><text:s/>657 </text:p>
          </table:table-cell>
          <table:table-cell table:style-name="ce86" office:value-type="string" office:string-value="2-1-1-02-01-06" calcext:value-type="string">
            <text:p><text:s/>2-1-1-02-01-06 </text:p>
          </table:table-cell>
          <table:table-cell table:style-name="ce225" office:value-type="string" office:string-value="Fondo Reserva por Pagar" calcext:value-type="string">
            <text:p><text:s/>Fondo Reserva por Pagar </text:p>
          </table:table-cell>
          <table:table-cell table:style-name="ce51" office:value-type="float" office:value="591.61" calcext:value-type="float">
            <text:p><text:s/>592 </text:p>
          </table:table-cell>
          <table:table-cell table:style-name="ce99"/>
          <table:table-cell table:style-name="ce107"/>
          <table:table-cell table:style-name="ce49" table:formula="of:=[.F20]-[.I20]" office:value-type="float" office:value="65.54" calcext:value-type="float">
            <text:p><text:s/>66 </text:p>
          </table:table-cell>
          <table:table-cell table:style-name="ce124" table:formula="of:=[.L20]/[.$L$33]" office:value-type="percentage" office:value="0.00617557904298312" calcext:value-type="percentage">
            <text:p>0.6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2-01-07" calcext:value-type="string">
            <text:p><text:s/>2-1-1-02-01-07 </text:p>
          </table:table-cell>
          <table:table-cell table:style-name="ce164" office:value-type="string" calcext:value-type="string">
            <text:p>Prestamos Quirografarios</text:p>
          </table:table-cell>
          <table:table-cell table:style-name="ce53" office:value-type="float" office:value="351.61" calcext:value-type="float">
            <text:p>352</text:p>
          </table:table-cell>
          <table:table-cell table:style-name="ce70"/>
          <table:table-cell table:style-name="ce51"/>
          <table:table-cell table:style-name="ce82" table:formula="of:=[.C21]-[.D21]+[.E21]" office:value-type="float" office:value="351.61" calcext:value-type="float">
            <text:p><text:s/>352 </text:p>
          </table:table-cell>
          <table:table-cell table:style-name="ce86" office:value-type="string" office:string-value="2-1-1-02-01-07" calcext:value-type="string">
            <text:p><text:s/>2-1-1-02-01-07 </text:p>
          </table:table-cell>
          <table:table-cell table:style-name="ce164" office:value-type="string" calcext:value-type="string">
            <text:p>Prestamos Quirografarios</text:p>
          </table:table-cell>
          <table:table-cell table:style-name="ce51" office:value-type="float" office:value="489.73" calcext:value-type="float">
            <text:p><text:s/>490 </text:p>
          </table:table-cell>
          <table:table-cell table:style-name="ce99"/>
          <table:table-cell table:style-name="ce107"/>
          <table:table-cell table:style-name="ce49" table:formula="of:=[.F21]-[.I21]" office:value-type="float" office:value="-138.12" calcext:value-type="float">
            <text:p><text:s/>(138)</text:p>
          </table:table-cell>
          <table:table-cell table:style-name="ce124" table:formula="of:=[.L21]/[.$L$33]" office:value-type="percentage" office:value="-0.0130145098781939" calcext:value-type="percentage">
            <text:p>-1.3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2-01-08" calcext:value-type="string">
            <text:p><text:s/>2-1-1-02-01-08 </text:p>
          </table:table-cell>
          <table:table-cell table:style-name="ce226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6" office:value-type="string" office:string-value="2-1-1-02-01-08" calcext:value-type="string">
            <text:p><text:s/>2-1-1-02-01-08 </text:p>
          </table:table-cell>
          <table:table-cell table:style-name="ce226"/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3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2-1-1-02-01-09" calcext:value-type="string">
            <text:p><text:s/>2-1-1-02-01-09 </text:p>
          </table:table-cell>
          <table:table-cell table:style-name="ce166" office:value-type="string" calcext:value-type="string">
            <text:p>15% Participación Trabajadores</text:p>
          </table:table-cell>
          <table:table-cell table:style-name="ce54" office:value-type="float" office:value="231683.36" calcext:value-type="float">
            <text:p>231,683 </text:p>
          </table:table-cell>
          <table:table-cell table:style-name="ce70"/>
          <table:table-cell table:style-name="ce51"/>
          <table:table-cell table:style-name="ce82" table:formula="of:=[.C23]-[.D23]+[.E23]" office:value-type="float" office:value="231683.36" calcext:value-type="float">
            <text:p><text:s/>231,683 </text:p>
          </table:table-cell>
          <table:table-cell table:style-name="ce86" office:value-type="string" office:string-value="2-1-1-02-01-09" calcext:value-type="string">
            <text:p><text:s/>2-1-1-02-01-09 </text:p>
          </table:table-cell>
          <table:table-cell table:style-name="ce166" office:value-type="string" calcext:value-type="string">
            <text:p>15% Participación Trabajadores</text:p>
          </table:table-cell>
          <table:table-cell table:style-name="ce51" office:value-type="float" office:value="231683.36" calcext:value-type="float">
            <text:p><text:s/>231,683 </text:p>
          </table:table-cell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3]" office:value-type="percentage" office:value="0" calcext:value-type="percentage">
            <text:p>0.00 %</text:p>
          </table:table-cell>
          <table:table-cell table:style-name="ce137" office:value-type="string" calcext:value-type="string">
            <text:p>OBS. 1</text:p>
          </table:table-cell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225"/>
          <table:table-cell table:style-name="ce92"/>
          <table:table-cell table:style-name="ce51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3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226"/>
          <table:table-cell table:style-name="ce88"/>
          <table:table-cell table:style-name="ce51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3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225"/>
          <table:table-cell table:style-name="ce88"/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3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7]-[.D27]+[.E27]" office:value-type="float" office:value="0" calcext:value-type="float">
            <text:p><text:s/>- </text:p>
          </table:table-cell>
          <table:table-cell table:style-name="ce225"/>
          <table:table-cell table:style-name="ce88"/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3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8]-[.D28]+[.E28]" office:value-type="float" office:value="0" calcext:value-type="float">
            <text:p><text:s/>- </text:p>
          </table:table-cell>
          <table:table-cell table:style-name="ce225"/>
          <table:table-cell table:style-name="ce88"/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8]-[.I28]" office:value-type="float" office:value="0" calcext:value-type="float">
            <text:p><text:s/>- </text:p>
          </table:table-cell>
          <table:table-cell table:style-name="ce124" table:formula="of:=[.L28]/[.$L$33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9]-[.D29]+[.E29]" office:value-type="float" office:value="0" calcext:value-type="float">
            <text:p><text:s/>- </text:p>
          </table:table-cell>
          <table:table-cell table:style-name="ce227"/>
          <table:table-cell table:style-name="ce90"/>
          <table:table-cell table:style-name="ce51"/>
          <table:table-cell table:style-name="ce100"/>
          <table:table-cell table:style-name="ce107"/>
          <table:table-cell table:style-name="ce49" table:formula="of:=[.F29]-[.I29]" office:value-type="float" office:value="0" calcext:value-type="float">
            <text:p><text:s/>- </text:p>
          </table:table-cell>
          <table:table-cell table:style-name="ce124" table:formula="of:=[.L29]/[.$L$33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30]-[.I30]" office:value-type="float" office:value="0" calcext:value-type="float">
            <text:p><text:s/>- </text:p>
          </table:table-cell>
          <table:table-cell table:style-name="ce124" table:formula="of:=[.L30]/[.$L$33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30])" office:value-type="float" office:value="262282.85" calcext:value-type="float">
            <text:p><text:s/>262,283 </text:p>
          </table:table-cell>
          <table:table-cell table:style-name="ce18" table:formula="of:=SUM([.D14:.D30])" office:value-type="float" office:value="0" calcext:value-type="float">
            <text:p><text:s/>- </text:p>
          </table:table-cell>
          <table:table-cell table:style-name="ce18" table:formula="of:=SUM([.E14:.E30])" office:value-type="float" office:value="0" calcext:value-type="float">
            <text:p><text:s/>- </text:p>
          </table:table-cell>
          <table:table-cell table:style-name="ce18" table:formula="of:=SUM([.F14:.F30])" office:value-type="float" office:value="262282.85" calcext:value-type="float">
            <text:p><text:s/>262,283 </text:p>
          </table:table-cell>
          <table:table-cell table:style-name="ce18" table:number-columns-repeated="2"/>
          <table:table-cell table:style-name="ce18" table:formula="of:=SUM([.I14:.I30])" office:value-type="float" office:value="251670.08" calcext:value-type="float">
            <text:p><text:s/>251,670 </text:p>
          </table:table-cell>
          <table:table-cell table:style-name="ce18" table:number-columns-repeated="2"/>
          <table:table-cell table:style-name="ce18" table:formula="of:=SUM([.L14:.L30])" office:value-type="float" office:value="10612.77" calcext:value-type="float">
            <text:p><text:s/>10,613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Participación de los Trabajadores</text:p>
          </table:table-cell>
          <table:table-cell table:style-name="ce75" table:formula="of:=[.F23]" office:value-type="float" office:value="231683.36" calcext:value-type="float">
            <text:p><text:s/>231,683 </text:p>
          </table:table-cell>
          <table:table-cell table:style-name="ce75" table:formula="of:=[.I23]" office:value-type="float" office:value="231683.36" calcext:value-type="float">
            <text:p><text:s/>231,683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Otros beneficios sociales</text:p>
          </table:table-cell>
          <table:table-cell table:style-name="ce75" table:formula="of:=SUM([.F16:.F18])" office:value-type="float" office:value="25443.89" calcext:value-type="float">
            <text:p><text:s/>25,444 </text:p>
          </table:table-cell>
          <table:table-cell table:style-name="ce75" table:formula="of:=SUM([.I16:.I18])" office:value-type="float" office:value="13613.15" calcext:value-type="float">
            <text:p><text:s/>13,613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porte al IESS</text:p>
          </table:table-cell>
          <table:table-cell table:style-name="ce75" table:formula="of:=SUM([.F19:.F21])" office:value-type="float" office:value="5155.6" calcext:value-type="float">
            <text:p><text:s/>5,156 </text:p>
          </table:table-cell>
          <table:table-cell table:style-name="ce75" table:formula="of:=SUM([.I19:.I21])" office:value-type="float" office:value="3076.13" calcext:value-type="float">
            <text:p><text:s/>3,076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Nomina por pagar</text:p>
          </table:table-cell>
          <table:table-cell table:style-name="ce75" table:formula="of:=[.F15]" office:value-type="float" office:value="0" calcext:value-type="float">
            <text:p><text:s/>- </text:p>
          </table:table-cell>
          <table:table-cell table:style-name="ce75" table:formula="of:=[.I15]" office:value-type="float" office:value="3297.44" calcext:value-type="float">
            <text:p><text:s/>3,297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8:.C43])" office:value-type="float" office:value="262282.85" calcext:value-type="float">
            <text:p><text:s/>262,283 </text:p>
          </table:table-cell>
          <table:table-cell table:style-name="ce77" table:formula="of:=+SUM([.D38:.D43])" office:value-type="float" office:value="251670.08" calcext:value-type="float">
            <text:p><text:s/>251,670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S. 1 </text:p>
          </table:table-cell>
          <table:table-cell office:value-type="string" calcext:value-type="string">
            <text:p>No se ha Pagado el 15% de participacion a trabajadores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25:'Cedula Resumen'.A29">
            <calcext:condition calcext:apply-style-name="ConditionalStyle_2" calcext:value="duplicate" calcext:base-cell-address="'Cedula Resumen'.A25"/>
          </calcext:conditional-format>
          <calcext:conditional-format calcext:target-range-address="'Cedula Resumen'.A30:'Cedula Resumen'.A30">
            <calcext:condition calcext:apply-style-name="ConditionalStyle_3" calcext:value="duplicate" calcext:base-cell-address="'Cedula Resumen'.A30"/>
          </calcext:conditional-format>
        </calcext:conditional-formats>
      </table:table>
      <table:table table:name="Hoja2" table:style-name="ta1">
        <table:table-column table:style-name="co9" table:default-cell-style-name="ce281"/>
        <table:table-column table:style-name="co10" table:default-cell-style-name="ce283"/>
        <table:table-column table:style-name="co11" table:default-cell-style-name="ce285"/>
        <table:table-column table:style-name="co12" table:default-cell-style-name="ce285"/>
        <table:table-column table:style-name="co8" table:default-cell-style-name="Default"/>
        <table:table-column table:style-name="co13" table:default-cell-style-name="ce281"/>
        <table:table-column table:style-name="co14" table:default-cell-style-name="ce281"/>
        <table:table-column table:style-name="co15" table:default-cell-style-name="ce281"/>
        <table:table-column table:style-name="co16" table:default-cell-style-name="Default"/>
        <table:table-column table:style-name="co17" table:default-cell-style-name="ce289"/>
        <table:table-column table:style-name="co18" table:default-cell-style-name="ce281"/>
        <table:table-row table:style-name="ro6">
          <table:table-cell office:value-type="float" office:value="5280" calcext:value-type="float">
            <text:p>5280</text:p>
          </table:table-cell>
          <table:table-cell office:value-type="string" calcext:value-type="string">
            <text:p>2-1-1-02-01</text:p>
          </table:table-cell>
          <table:table-cell office:value-type="float" office:value="-251670.08" calcext:value-type="float">
            <text:p><text:s/>(251,670.08)</text:p>
          </table:table-cell>
          <table:table-cell office:value-type="string" office:string-value="OBLIGACIONES PATRONALES" calcext:value-type="string">
            <text:p><text:s/>OBLIGACIONES PATRONALES </text:p>
          </table:table-cell>
          <table:table-cell/>
          <table:table-cell table:style-name="ce287" table:number-columns-repeated="3"/>
          <table:table-cell/>
          <table:table-cell table:style-name="Default"/>
          <table:table-cell table:style-name="ce287"/>
        </table:table-row>
        <table:table-row table:style-name="ro7">
          <table:table-cell table:style-name="ce282" office:value-type="float" office:value="5281" calcext:value-type="float">
            <text:p>5281</text:p>
          </table:table-cell>
          <table:table-cell table:style-name="ce284" office:value-type="string" calcext:value-type="string">
            <text:p>2-1-1-02-01-001</text:p>
          </table:table-cell>
          <table:table-cell table:style-name="ce286" office:value-type="float" office:value="-3297.44" calcext:value-type="float">
            <text:p><text:s/>(3,297.44)</text:p>
          </table:table-cell>
          <table:table-cell table:style-name="ce286" office:value-type="string" office:string-value="Sueldo por Pagar" calcext:value-type="string">
            <text:p><text:s/>Sueldo por Pagar </text:p>
          </table:table-cell>
          <table:table-cell table:style-name="ce282"/>
          <table:table-cell table:style-name="ce288" table:number-columns-repeated="2"/>
          <table:table-cell table:style-name="ce282" table:number-columns-repeated="4"/>
        </table:table-row>
        <table:table-row table:style-name="ro6">
          <table:table-cell office:value-type="float" office:value="5282" calcext:value-type="float">
            <text:p>5282</text:p>
          </table:table-cell>
          <table:table-cell office:value-type="string" calcext:value-type="string">
            <text:p>-8,301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03.93" calcext:value-type="float">
            <text:p><text:s/>5,003.93 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N/D #258402 Reclasificacion</text:p>
          </table:table-cell>
        </table:table-row>
        <table:table-row table:style-name="ro6">
          <table:table-cell office:value-type="float" office:value="5283" calcext:value-type="float">
            <text:p>5283</text:p>
          </table:table-cell>
          <table:table-cell office:value-type="string" calcext:value-type="string">
            <text:p>-1,473.52</text:p>
          </table:table-cell>
          <table:table-cell office:value-type="float" office:value="6827.85" calcext:value-type="float">
            <text:p><text:s/>6,827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PAGO FIN DE MES DICIEMBRE 2019</text:p>
          </table:table-cell>
        </table:table-row>
        <table:table-row table:style-name="ro6">
          <table:table-cell office:value-type="float" office:value="5284" calcext:value-type="float">
            <text:p>5284</text:p>
          </table:table-cell>
          <table:table-cell office:value-type="string" calcext:value-type="string">
            <text:p>-12,441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68.27" calcext:value-type="float">
            <text:p><text:s/>10,968.27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</table:table-row>
        <table:table-row table:style-name="ro6">
          <table:table-cell office:value-type="float" office:value="5285" calcext:value-type="float">
            <text:p>5285</text:p>
          </table:table-cell>
          <table:table-cell office:value-type="string" calcext:value-type="string">
            <text:p>-12,442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01" calcext:value-type="float">
            <text:p><text:s/>1.01 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JUST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Ajuste entre nomina y planilla Iess mes Enero 2020</text:p>
          </table:table-cell>
        </table:table-row>
        <table:table-row table:style-name="ro6">
          <table:table-cell office:value-type="float" office:value="5286" calcext:value-type="float">
            <text:p>5286</text:p>
          </table:table-cell>
          <table:table-cell office:value-type="string" calcext:value-type="string">
            <text:p>-17,089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46.86" calcext:value-type="float">
            <text:p><text:s/>4,646.86 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/D #445925 TRANSACCION #265902 RECLASIFICACIÓN</text:p>
          </table:table-cell>
        </table:table-row>
        <table:table-row table:style-name="ro6">
          <table:table-cell office:value-type="float" office:value="5287" calcext:value-type="float">
            <text:p>5287</text:p>
          </table:table-cell>
          <table:table-cell office:value-type="string" calcext:value-type="string">
            <text:p>-12,085.73</text:p>
          </table:table-cell>
          <table:table-cell office:value-type="float" office:value="5003.93" calcext:value-type="float">
            <text:p><text:s/>5,003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8402" calcext:value-type="float">
            <text:p>258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1828-0 :ND:0-421828 PAGO FIN DE MES DICIEMBRE</text:p>
          </table:table-cell>
        </table:table-row>
        <table:table-row table:style-name="ro6">
          <table:table-cell office:value-type="float" office:value="5288" calcext:value-type="float">
            <text:p>5288</text:p>
          </table:table-cell>
          <table:table-cell office:value-type="string" calcext:value-type="string">
            <text:p>-7,590.43</text:p>
          </table:table-cell>
          <table:table-cell office:value-type="float" office:value="4495.3" calcext:value-type="float">
            <text:p><text:s/>4,495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5602" calcext:value-type="float">
            <text:p>265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32785-0 :ND:0-432785 PAGO QUINCENA MES ENERO 2</text:p>
          </table:table-cell>
        </table:table-row>
        <table:table-row table:style-name="ro6">
          <table:table-cell office:value-type="float" office:value="5289" calcext:value-type="float">
            <text:p>5289</text:p>
          </table:table-cell>
          <table:table-cell office:value-type="string" calcext:value-type="string">
            <text:p>-1,116.65</text:p>
          </table:table-cell>
          <table:table-cell office:value-type="float" office:value="6473.78" calcext:value-type="float">
            <text:p><text:s/>6,473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PAGO FIN DE MES ENERO 2020</text:p>
          </table:table-cell>
        </table:table-row>
        <table:table-row table:style-name="ro6">
          <table:table-cell office:value-type="float" office:value="5290" calcext:value-type="float">
            <text:p>5290</text:p>
          </table:table-cell>
          <table:table-cell office:value-type="string" calcext:value-type="string">
            <text:p>-1,116.45</text:p>
          </table:table-cell>
          <table:table-cell office:value-type="float" office:value="0.2" calcext:value-type="float">
            <text:p><text:s/>0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8" calcext:value-type="float">
            <text:p>14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7402" calcext:value-type="float">
            <text:p>267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327850-0 :ND:0-4327850 Alcance Quincena mes En</text:p>
          </table:table-cell>
        </table:table-row>
        <table:table-row table:style-name="ro6">
          <table:table-cell office:value-type="float" office:value="5291" calcext:value-type="float">
            <text:p>5291</text:p>
          </table:table-cell>
          <table:table-cell office:value-type="string" calcext:value-type="string">
            <text:p><text:s/>3,530.41</text:p>
          </table:table-cell>
          <table:table-cell office:value-type="float" office:value="4646.86" calcext:value-type="float">
            <text:p><text:s/>4,646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5902" calcext:value-type="float">
            <text:p>265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45925-0 :ND:0-445925 FIN DE MES ENERO 2020 - D</text:p>
          </table:table-cell>
        </table:table-row>
        <table:table-row table:style-name="ro6">
          <table:table-cell office:value-type="float" office:value="5292" calcext:value-type="float">
            <text:p>5292</text:p>
          </table:table-cell>
          <table:table-cell office:value-type="string" calcext:value-type="string">
            <text:p><text:s/>8,025.91</text:p>
          </table:table-cell>
          <table:table-cell office:value-type="float" office:value="4495.5" calcext:value-type="float">
            <text:p><text:s/>4,49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73702" calcext:value-type="float">
            <text:p>273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457191-0 :ND:0-457191 QUINCENA MES FEBRERO 2020</text:p>
          </table:table-cell>
        </table:table-row>
        <table:table-row table:style-name="ro6">
          <table:table-cell office:value-type="float" office:value="5293" calcext:value-type="float">
            <text:p>5293</text:p>
          </table:table-cell>
          <table:table-cell office:value-type="string" calcext:value-type="string">
            <text:p><text:s/>16,040.62</text:p>
          </table:table-cell>
          <table:table-cell office:value-type="float" office:value="8014.71" calcext:value-type="float">
            <text:p><text:s/>8,014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74002" calcext:value-type="float">
            <text:p>274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462111-0 :ND:0-462111 SUELDO FIN DE MES FEBRERO</text:p>
          </table:table-cell>
        </table:table-row>
        <table:table-row table:style-name="ro6">
          <table:table-cell office:value-type="float" office:value="5294" calcext:value-type="float">
            <text:p>5294</text:p>
          </table:table-cell>
          <table:table-cell office:value-type="string" calcext:value-type="string">
            <text:p><text:s/>26,993.41</text:p>
          </table:table-cell>
          <table:table-cell office:value-type="float" office:value="10952.79" calcext:value-type="float">
            <text:p><text:s/>10,952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89002" calcext:value-type="float">
            <text:p>289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9165-0 :ND:0-49165 PAGO SUELDO FIN DE MES MARZ</text:p>
          </table:table-cell>
        </table:table-row>
        <table:table-row table:style-name="ro6">
          <table:table-cell office:value-type="float" office:value="5295" calcext:value-type="float">
            <text:p>5295</text:p>
          </table:table-cell>
          <table:table-cell office:value-type="string" calcext:value-type="string">
            <text:p><text:s/>31,515.41</text:p>
          </table:table-cell>
          <table:table-cell office:value-type="float" office:value="4522" calcext:value-type="float">
            <text:p><text:s/>4,52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88202" calcext:value-type="float">
            <text:p>288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7919-0 :ND:0-47919 PAGO QUINCENA MES MARZO 202</text:p>
          </table:table-cell>
        </table:table-row>
        <table:table-row table:style-name="ro6">
          <table:table-cell office:value-type="float" office:value="5296" calcext:value-type="float">
            <text:p>5296</text:p>
          </table:table-cell>
          <table:table-cell office:value-type="string" calcext:value-type="string">
            <text:p><text:s/>22,553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61.69" calcext:value-type="float">
            <text:p><text:s/>8,961.69 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omina mes Abril 2020</text:p>
          </table:table-cell>
        </table:table-row>
        <table:table-row table:style-name="ro6">
          <table:table-cell office:value-type="float" office:value="5297" calcext:value-type="float">
            <text:p>5297</text:p>
          </table:table-cell>
          <table:table-cell office:value-type="string" calcext:value-type="string">
            <text:p><text:s/>26,035.72</text:p>
          </table:table-cell>
          <table:table-cell office:value-type="float" office:value="3482" calcext:value-type="float">
            <text:p><text:s/>3,48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1802" calcext:value-type="float">
            <text:p>291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07652-0 :ND:0-507652 PAGO QUINCENA MES ABRIL 2</text:p>
          </table:table-cell>
        </table:table-row>
        <table:table-row table:style-name="ro6">
          <table:table-cell office:value-type="float" office:value="5298" calcext:value-type="float">
            <text:p>5298</text:p>
          </table:table-cell>
          <table:table-cell office:value-type="string" calcext:value-type="string">
            <text:p><text:s/>30,385.72</text:p>
          </table:table-cell>
          <table:table-cell office:value-type="float" office:value="4350" calcext:value-type="float">
            <text:p><text:s/>4,3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2302" calcext:value-type="float">
            <text:p>292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6516-0 :ND:0-526516 PAGO FIN DE MES ABRIL 202</text:p>
          </table:table-cell>
        </table:table-row>
        <table:table-row table:style-name="ro6">
          <table:table-cell office:value-type="float" office:value="5299" calcext:value-type="float">
            <text:p>5299</text:p>
          </table:table-cell>
          <table:table-cell office:value-type="string" calcext:value-type="string">
            <text:p><text:s/>26,035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50" calcext:value-type="float">
            <text:p><text:s/>4,350.00 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Reclasificacion N/D 526516 TR #292302</text:p>
          </table:table-cell>
        </table:table-row>
        <table:table-row table:style-name="ro6">
          <table:table-cell office:value-type="float" office:value="5300" calcext:value-type="float">
            <text:p>5300</text:p>
          </table:table-cell>
          <table:table-cell office:value-type="string" calcext:value-type="string">
            <text:p><text:s/>18,335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00.23" calcext:value-type="float">
            <text:p><text:s/>7,700.23 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omina mes Mayo 2020</text:p>
          </table:table-cell>
        </table:table-row>
        <table:table-row table:style-name="ro6">
          <table:table-cell office:value-type="float" office:value="5301" calcext:value-type="float">
            <text:p>5301</text:p>
          </table:table-cell>
          <table:table-cell office:value-type="string" calcext:value-type="string">
            <text:p><text:s/>23,815.18</text:p>
          </table:table-cell>
          <table:table-cell office:value-type="float" office:value="5479.69" calcext:value-type="float">
            <text:p><text:s/>5,479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2602" calcext:value-type="float">
            <text:p>2926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28015-0 :ND:0-528015 PAGO FIN DE MES ABRIL 202</text:p>
          </table:table-cell>
        </table:table-row>
        <table:table-row table:style-name="ro6">
          <table:table-cell office:value-type="float" office:value="5302" calcext:value-type="float">
            <text:p>5302</text:p>
          </table:table-cell>
          <table:table-cell office:value-type="string" calcext:value-type="string">
            <text:p><text:s/>27,297.18</text:p>
          </table:table-cell>
          <table:table-cell office:value-type="float" office:value="3482" calcext:value-type="float">
            <text:p><text:s/>3,48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5002" calcext:value-type="float">
            <text:p>2950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50914-0 :ND:0-550914 PAGO QUINCENA MES MAYO 20</text:p>
          </table:table-cell>
        </table:table-row>
        <table:table-row table:style-name="ro6">
          <table:table-cell office:value-type="float" office:value="5303" calcext:value-type="float">
            <text:p>5303</text:p>
          </table:table-cell>
          <table:table-cell office:value-type="string" calcext:value-type="string">
            <text:p><text:s/>31,722.11</text:p>
          </table:table-cell>
          <table:table-cell office:value-type="float" office:value="4424.93" calcext:value-type="float">
            <text:p><text:s/>4,424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00602" calcext:value-type="float">
            <text:p>300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97735-0 :ND:0-597735 Pago quincena mes Junio 2</text:p>
          </table:table-cell>
        </table:table-row>
        <table:table-row table:style-name="ro6">
          <table:table-cell office:value-type="float" office:value="5304" calcext:value-type="float">
            <text:p>5304</text:p>
          </table:table-cell>
          <table:table-cell office:value-type="string" calcext:value-type="string">
            <text:p><text:s/>35,940.34</text:p>
          </table:table-cell>
          <table:table-cell office:value-type="float" office:value="4218.23" calcext:value-type="float">
            <text:p><text:s/>4,218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7802" calcext:value-type="float">
            <text:p>297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355-0 :ND:0-57355 Sueldo fin de mes Mayo 2020</text:p>
          </table:table-cell>
        </table:table-row>
        <table:table-row table:style-name="ro6">
          <table:table-cell office:value-type="float" office:value="5305" calcext:value-type="float">
            <text:p>5305</text:p>
          </table:table-cell>
          <table:table-cell office:value-type="string" calcext:value-type="string">
            <text:p><text:s/>25,366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74.34" calcext:value-type="float">
            <text:p><text:s/>10,574.34 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omina mes Junio 2020</text:p>
          </table:table-cell>
        </table:table-row>
        <table:table-row table:style-name="ro6">
          <table:table-cell office:value-type="float" office:value="5306" calcext:value-type="float">
            <text:p>5306</text:p>
          </table:table-cell>
          <table:table-cell office:value-type="string" calcext:value-type="string">
            <text:p><text:s/>31,515.44</text:p>
          </table:table-cell>
          <table:table-cell office:value-type="float" office:value="6149.44" calcext:value-type="float">
            <text:p><text:s/>6,149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07902" calcext:value-type="float">
            <text:p>307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2022-0 :ND:0-62022 Pago Fin de mes Junio 2020</text:p>
          </table:table-cell>
        </table:table-row>
        <table:table-row table:style-name="ro6">
          <table:table-cell office:value-type="float" office:value="5307" calcext:value-type="float">
            <text:p>5307</text:p>
          </table:table-cell>
          <table:table-cell office:value-type="string" calcext:value-type="string">
            <text:p><text:s/>21,963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52.31" calcext:value-type="float">
            <text:p><text:s/>9,552.31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</table:table-row>
        <table:table-row table:style-name="ro6">
          <table:table-cell office:value-type="float" office:value="5308" calcext:value-type="float">
            <text:p>5308</text:p>
          </table:table-cell>
          <table:table-cell office:value-type="string" calcext:value-type="string">
            <text:p><text:s/>31,177.53</text:p>
          </table:table-cell>
          <table:table-cell office:value-type="float" office:value="9214.4" calcext:value-type="float">
            <text:p><text:s/>9,214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17002" calcext:value-type="float">
            <text:p>317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63385-0 :ND:0-663385 Sueldo fin de mes Julio 2</text:p>
          </table:table-cell>
        </table:table-row>
        <table:table-row table:style-name="ro6">
          <table:table-cell office:value-type="float" office:value="5309" calcext:value-type="float">
            <text:p>5309</text:p>
          </table:table-cell>
          <table:table-cell office:value-type="string" calcext:value-type="string">
            <text:p><text:s/>36,331.53</text:p>
          </table:table-cell>
          <table:table-cell office:value-type="float" office:value="5154" calcext:value-type="float">
            <text:p><text:s/>5,1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17602" calcext:value-type="float">
            <text:p>317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1408-0 :ND:0-641408 Quincena mes Julio 2020</text:p>
          </table:table-cell>
        </table:table-row>
        <table:table-row table:style-name="ro6">
          <table:table-cell office:value-type="float" office:value="5310" calcext:value-type="float">
            <text:p>5310</text:p>
          </table:table-cell>
          <table:table-cell office:value-type="string" calcext:value-type="string">
            <text:p><text:s/>41,061.53</text:p>
          </table:table-cell>
          <table:table-cell office:value-type="float" office:value="4730" calcext:value-type="float">
            <text:p><text:s/>4,73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23402" calcext:value-type="float">
            <text:p>323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683595-1 :ND:1-683595 Cancelación Quincena mes </text:p>
          </table:table-cell>
        </table:table-row>
        <table:table-row table:style-name="ro6">
          <table:table-cell office:value-type="float" office:value="5311" calcext:value-type="float">
            <text:p>5311</text:p>
          </table:table-cell>
          <table:table-cell office:value-type="string" calcext:value-type="string">
            <text:p><text:s/>29,349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711.65" calcext:value-type="float">
            <text:p><text:s/>11,711.65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5312" calcext:value-type="float">
            <text:p>5312</text:p>
          </table:table-cell>
          <table:table-cell office:value-type="string" calcext:value-type="string">
            <text:p><text:s/>24,619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30" calcext:value-type="float">
            <text:p><text:s/>4,730.00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5313" calcext:value-type="float">
            <text:p>5313</text:p>
          </table:table-cell>
          <table:table-cell office:value-type="string" calcext:value-type="string">
            <text:p><text:s/>20,124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95.5" calcext:value-type="float">
            <text:p><text:s/>4,495.50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</table:table-row>
        <table:table-row table:style-name="ro6">
          <table:table-cell office:value-type="float" office:value="5314" calcext:value-type="float">
            <text:p>5314</text:p>
          </table:table-cell>
          <table:table-cell office:value-type="string" calcext:value-type="string">
            <text:p><text:s/>12,109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14.71" calcext:value-type="float">
            <text:p><text:s/>8,014.71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</table:table-row>
        <table:table-row table:style-name="ro6">
          <table:table-cell office:value-type="float" office:value="5315" calcext:value-type="float">
            <text:p>5315</text:p>
          </table:table-cell>
          <table:table-cell office:value-type="string" calcext:value-type="string">
            <text:p><text:s/>8,579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30.41" calcext:value-type="float">
            <text:p><text:s/>3,530.41 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ALCANCE LIQUIDACIÓN DE NÓMINA MES DICIEMBRE-2019</text:p>
          </table:table-cell>
        </table:table-row>
        <table:table-row table:style-name="ro6">
          <table:table-cell office:value-type="float" office:value="5316" calcext:value-type="float">
            <text:p>5316</text:p>
          </table:table-cell>
          <table:table-cell office:value-type="string" calcext:value-type="string">
            <text:p>-2,373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52.79" calcext:value-type="float">
            <text:p><text:s/>10,952.79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</table:table-row>
        <table:table-row table:style-name="ro6">
          <table:table-cell office:value-type="float" office:value="5317" calcext:value-type="float">
            <text:p>5317</text:p>
          </table:table-cell>
          <table:table-cell office:value-type="string" calcext:value-type="string">
            <text:p>-7,527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54" calcext:value-type="float">
            <text:p><text:s/>5,154.00 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DE NÓMINA MES JULIO-2020</text:p>
          </table:table-cell>
        </table:table-row>
        <table:table-row table:style-name="ro6">
          <table:table-cell office:value-type="float" office:value="5318" calcext:value-type="float">
            <text:p>5318</text:p>
          </table:table-cell>
          <table:table-cell office:value-type="string" calcext:value-type="string">
            <text:p><text:s/>2,024.78</text:p>
          </table:table-cell>
          <table:table-cell office:value-type="float" office:value="9552.31" calcext:value-type="float">
            <text:p><text:s/>9,552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IARIO #1646: RECLASIFICACIÓN</text:p>
          </table:table-cell>
        </table:table-row>
        <table:table-row table:style-name="ro6">
          <table:table-cell office:value-type="float" office:value="5319" calcext:value-type="float">
            <text:p>5319</text:p>
          </table:table-cell>
          <table:table-cell office:value-type="string" calcext:value-type="string">
            <text:p>-7,189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214.4" calcext:value-type="float">
            <text:p><text:s/>9,214.40 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DE NÓMINA MES JULIO-2020</text:p>
          </table:table-cell>
        </table:table-row>
        <table:table-row table:style-name="ro6">
          <table:table-cell office:value-type="float" office:value="5320" calcext:value-type="float">
            <text:p>5320</text:p>
          </table:table-cell>
          <table:table-cell office:value-type="string" calcext:value-type="string">
            <text:p>-7,189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3" calcext:value-type="float">
            <text:p><text:s/>0.03 </text:p>
          </table:table-cell>
          <table:table-cell/>
          <table:table-cell office:value-type="float" office:value="1717" calcext:value-type="float">
            <text:p>17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Alcance Liquidación Nómina mes Junio-2020</text:p>
          </table:table-cell>
        </table:table-row>
        <table:table-row table:style-name="ro6">
          <table:table-cell office:value-type="float" office:value="5321" calcext:value-type="float">
            <text:p>5321</text:p>
          </table:table-cell>
          <table:table-cell office:value-type="string" calcext:value-type="string">
            <text:p>-11,711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22" calcext:value-type="float">
            <text:p><text:s/>4,522.00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</table:table-row>
        <table:table-row table:style-name="ro6">
          <table:table-cell office:value-type="float" office:value="5322" calcext:value-type="float">
            <text:p>5322</text:p>
          </table:table-cell>
          <table:table-cell office:value-type="string" calcext:value-type="string">
            <text:p>-25,861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150.23" calcext:value-type="float">
            <text:p><text:s/>14,150.23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5323" calcext:value-type="float">
            <text:p>5323</text:p>
          </table:table-cell>
          <table:table-cell office:value-type="string" calcext:value-type="string">
            <text:p>-11,711.65</text:p>
          </table:table-cell>
          <table:table-cell office:value-type="float" office:value="14150.23" calcext:value-type="float">
            <text:p><text:s/>14,150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34402" calcext:value-type="float">
            <text:p>334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7465620000-0 :SUELDO FIN DE MES SEPTIEMBRE 2020</text:p>
          </table:table-cell>
        </table:table-row>
        <table:table-row table:style-name="ro6">
          <table:table-cell office:value-type="float" office:value="5324" calcext:value-type="float">
            <text:p>5324</text:p>
          </table:table-cell>
          <table:table-cell office:value-type="string" calcext:value-type="string">
            <text:p>-7,221.65</text:p>
          </table:table-cell>
          <table:table-cell office:value-type="float" office:value="4490" calcext:value-type="float">
            <text:p><text:s/>4,4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34302" calcext:value-type="float">
            <text:p>334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7270750000-0 :ND:0-7270750000 Quincena mes Sept</text:p>
          </table:table-cell>
        </table:table-row>
        <table:table-row table:style-name="ro6">
          <table:table-cell office:value-type="float" office:value="5325" calcext:value-type="float">
            <text:p>5325</text:p>
          </table:table-cell>
          <table:table-cell office:value-type="string" calcext:value-type="string">
            <text:p><text:s/>4,490.00</text:p>
          </table:table-cell>
          <table:table-cell office:value-type="float" office:value="11711.65" calcext:value-type="float">
            <text:p><text:s/>11,711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34202" calcext:value-type="float">
            <text:p>334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7063010000-0 :SUELDO FIN DE MES AGOSTO 2020</text:p>
          </table:table-cell>
        </table:table-row>
        <table:table-row table:style-name="ro6">
          <table:table-cell office:value-type="float" office:value="5326" calcext:value-type="float">
            <text:p>5326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90" calcext:value-type="float">
            <text:p><text:s/>4,490.00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5327" calcext:value-type="float">
            <text:p>5327</text:p>
          </table:table-cell>
          <table:table-cell office:value-type="string" calcext:value-type="string">
            <text:p>-13,838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38.09" calcext:value-type="float">
            <text:p><text:s/>13,838.09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6">
          <table:table-cell office:value-type="float" office:value="5328" calcext:value-type="float">
            <text:p>5328</text:p>
          </table:table-cell>
          <table:table-cell office:value-type="string" calcext:value-type="string">
            <text:p>-18,568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30" calcext:value-type="float">
            <text:p><text:s/>4,730.00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6">
          <table:table-cell office:value-type="float" office:value="5329" calcext:value-type="float">
            <text:p>5329</text:p>
          </table:table-cell>
          <table:table-cell office:value-type="string" calcext:value-type="string">
            <text:p>-13,838.09</text:p>
          </table:table-cell>
          <table:table-cell office:value-type="float" office:value="4730" calcext:value-type="float">
            <text:p><text:s/>4,73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40902" calcext:value-type="float">
            <text:p>340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7672160000-0 :ND:0-7672160000 Quincena mes Octu</text:p>
          </table:table-cell>
        </table:table-row>
        <table:table-row table:style-name="ro6">
          <table:table-cell office:value-type="float" office:value="5330" calcext:value-type="float">
            <text:p>5330</text:p>
          </table:table-cell>
          <table:table-cell office:value-type="string" calcext:value-type="string">
            <text:p><text:s/>.00</text:p>
          </table:table-cell>
          <table:table-cell office:value-type="float" office:value="13838.09" calcext:value-type="float">
            <text:p><text:s/>13,838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41002" calcext:value-type="float">
            <text:p>341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7893120000-0 :ND:0-7893120000 Sueldo fin de mes</text:p>
          </table:table-cell>
        </table:table-row>
        <table:table-row table:style-name="ro7">
          <table:table-cell table:style-name="ce282" office:value-type="float" office:value="5335" calcext:value-type="float">
            <text:p>5335</text:p>
          </table:table-cell>
          <table:table-cell table:style-name="ce284" office:value-type="string" calcext:value-type="string">
            <text:p>2-1-1-02-01-002</text:p>
          </table:table-cell>
          <table:table-cell table:style-name="ce286" office:value-type="float" office:value="-1116.07" calcext:value-type="float">
            <text:p><text:s/>(1,116.07)</text:p>
          </table:table-cell>
          <table:table-cell table:style-name="ce286" office:value-type="string" office:string-value="Decimo 13ro por Pagar" calcext:value-type="string">
            <text:p><text:s/>Decimo 13ro por Pagar </text:p>
          </table:table-cell>
          <table:table-cell table:style-name="ce282"/>
          <table:table-cell table:style-name="ce288" table:number-columns-repeated="3"/>
          <table:table-cell table:style-name="ce282" table:number-columns-repeated="3"/>
        </table:table-row>
        <table:table-row table:style-name="ro6">
          <table:table-cell office:value-type="float" office:value="5336" calcext:value-type="float">
            <text:p>5336</text:p>
          </table:table-cell>
          <table:table-cell office:value-type="string" calcext:value-type="string">
            <text:p>-1,871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5.17" calcext:value-type="float">
            <text:p><text:s/>755.17 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N/D #258402 Reclasificacion</text:p>
          </table:table-cell>
        </table:table-row>
        <table:table-row table:style-name="ro6">
          <table:table-cell office:value-type="float" office:value="5337" calcext:value-type="float">
            <text:p>5337</text:p>
          </table:table-cell>
          <table:table-cell office:value-type="string" calcext:value-type="string">
            <text:p>-2,775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3.83" calcext:value-type="float">
            <text:p><text:s/>903.83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</table:table-row>
        <table:table-row table:style-name="ro6">
          <table:table-cell office:value-type="float" office:value="5338" calcext:value-type="float">
            <text:p>5338</text:p>
          </table:table-cell>
          <table:table-cell office:value-type="string" calcext:value-type="string">
            <text:p>-2,037.97</text:p>
          </table:table-cell>
          <table:table-cell office:value-type="float" office:value="737.1" calcext:value-type="float">
            <text:p><text:s/>737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</table:table-row>
        <table:table-row table:style-name="ro6">
          <table:table-cell office:value-type="float" office:value="5339" calcext:value-type="float">
            <text:p>5339</text:p>
          </table:table-cell>
          <table:table-cell office:value-type="string" calcext:value-type="string">
            <text:p>-1,300.87</text:p>
          </table:table-cell>
          <table:table-cell office:value-type="float" office:value="737.1" calcext:value-type="float">
            <text:p><text:s/>737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5902" calcext:value-type="float">
            <text:p>265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45925-0 :ND:0-445925 FIN DE MES ENERO 2020 - D</text:p>
          </table:table-cell>
        </table:table-row>
        <table:table-row table:style-name="ro6">
          <table:table-cell office:value-type="float" office:value="5340" calcext:value-type="float">
            <text:p>5340</text:p>
          </table:table-cell>
          <table:table-cell office:value-type="string" calcext:value-type="string">
            <text:p>-2,037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37.1" calcext:value-type="float">
            <text:p><text:s/>737.10 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/D #445925 TRANSACCION #265902 RECLASIFICACIÓN</text:p>
          </table:table-cell>
        </table:table-row>
        <table:table-row table:style-name="ro6">
          <table:table-cell office:value-type="float" office:value="5341" calcext:value-type="float">
            <text:p>5341</text:p>
          </table:table-cell>
          <table:table-cell office:value-type="string" calcext:value-type="string">
            <text:p>-1,282.80</text:p>
          </table:table-cell>
          <table:table-cell office:value-type="float" office:value="755.17" calcext:value-type="float">
            <text:p><text:s/>755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8402" calcext:value-type="float">
            <text:p>258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1828-0 :ND:0-421828 PAGO FIN DE MES DICIEMBRE</text:p>
          </table:table-cell>
        </table:table-row>
        <table:table-row table:style-name="ro6">
          <table:table-cell office:value-type="float" office:value="5342" calcext:value-type="float">
            <text:p>5342</text:p>
          </table:table-cell>
          <table:table-cell office:value-type="string" calcext:value-type="string">
            <text:p>-1,249.47</text:p>
          </table:table-cell>
          <table:table-cell office:value-type="float" office:value="33.33" calcext:value-type="float">
            <text:p><text:s/>33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202" calcext:value-type="float">
            <text:p>296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15-0 :ND:0-525115 LIQ. HABERES: ALVARADO OS</text:p>
          </table:table-cell>
        </table:table-row>
        <table:table-row table:style-name="ro6">
          <table:table-cell office:value-type="float" office:value="5343" calcext:value-type="float">
            <text:p>5343</text:p>
          </table:table-cell>
          <table:table-cell office:value-type="string" calcext:value-type="string">
            <text:p>-1,216.14</text:p>
          </table:table-cell>
          <table:table-cell office:value-type="float" office:value="33.33" calcext:value-type="float">
            <text:p><text:s/>33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302" calcext:value-type="float">
            <text:p>296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36-0 :ND:0-525136 LIQ. HABERES: <text:s/>REYES AVIL</text:p>
          </table:table-cell>
        </table:table-row>
        <table:table-row table:style-name="ro6">
          <table:table-cell office:value-type="float" office:value="5344" calcext:value-type="float">
            <text:p>5344</text:p>
          </table:table-cell>
          <table:table-cell office:value-type="string" calcext:value-type="string">
            <text:p>-613.40</text:p>
          </table:table-cell>
          <table:table-cell office:value-type="float" office:value="602.74" calcext:value-type="float">
            <text:p><text:s/>602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omina mes Abril 2020</text:p>
          </table:table-cell>
        </table:table-row>
        <table:table-row table:style-name="ro6">
          <table:table-cell office:value-type="float" office:value="5345" calcext:value-type="float">
            <text:p>5345</text:p>
          </table:table-cell>
          <table:table-cell office:value-type="string" calcext:value-type="string">
            <text:p>-1,380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6.66" calcext:value-type="float">
            <text:p><text:s/>766.66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</table:table-row>
        <table:table-row table:style-name="ro6">
          <table:table-cell office:value-type="float" office:value="5346" calcext:value-type="float">
            <text:p>5346</text:p>
          </table:table-cell>
          <table:table-cell office:value-type="string" calcext:value-type="string">
            <text:p>-849.60</text:p>
          </table:table-cell>
          <table:table-cell office:value-type="float" office:value="530.46" calcext:value-type="float">
            <text:p><text:s/>530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omina mes Mayo 2020</text:p>
          </table:table-cell>
        </table:table-row>
        <table:table-row table:style-name="ro6">
          <table:table-cell office:value-type="float" office:value="5347" calcext:value-type="float">
            <text:p>5347</text:p>
          </table:table-cell>
          <table:table-cell office:value-type="string" calcext:value-type="string">
            <text:p>-1,505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5.47" calcext:value-type="float">
            <text:p><text:s/>655.47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</table:table-row>
        <table:table-row table:style-name="ro6">
          <table:table-cell office:value-type="float" office:value="5348" calcext:value-type="float">
            <text:p>5348</text:p>
          </table:table-cell>
          <table:table-cell office:value-type="string" calcext:value-type="string">
            <text:p>-807.51</text:p>
          </table:table-cell>
          <table:table-cell office:value-type="float" office:value="697.56" calcext:value-type="float">
            <text:p><text:s/>697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omina mes Junio 2020</text:p>
          </table:table-cell>
        </table:table-row>
        <table:table-row table:style-name="ro6">
          <table:table-cell office:value-type="float" office:value="5349" calcext:value-type="float">
            <text:p>5349</text:p>
          </table:table-cell>
          <table:table-cell office:value-type="string" calcext:value-type="string">
            <text:p>-947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.99" calcext:value-type="float">
            <text:p><text:s/>139.99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</table:table-row>
        <table:table-row table:style-name="ro6">
          <table:table-cell office:value-type="float" office:value="5350" calcext:value-type="float">
            <text:p>5350</text:p>
          </table:table-cell>
          <table:table-cell office:value-type="string" calcext:value-type="string">
            <text:p>-1,64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7.59" calcext:value-type="float">
            <text:p><text:s/>697.59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</table:table-row>
        <table:table-row table:style-name="ro6">
          <table:table-cell office:value-type="float" office:value="5351" calcext:value-type="float">
            <text:p>5351</text:p>
          </table:table-cell>
          <table:table-cell office:value-type="string" calcext:value-type="string">
            <text:p>-707.40</text:p>
          </table:table-cell>
          <table:table-cell office:value-type="float" office:value="937.69" calcext:value-type="float">
            <text:p><text:s/>937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</table:table-row>
        <table:table-row table:style-name="ro6">
          <table:table-cell office:value-type="float" office:value="5352" calcext:value-type="float">
            <text:p>5352</text:p>
          </table:table-cell>
          <table:table-cell office:value-type="string" calcext:value-type="string">
            <text:p>-1,64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37.69" calcext:value-type="float">
            <text:p><text:s/>937.69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</table:table-row>
        <table:table-row table:style-name="ro6">
          <table:table-cell office:value-type="float" office:value="5353" calcext:value-type="float">
            <text:p>5353</text:p>
          </table:table-cell>
          <table:table-cell office:value-type="string" calcext:value-type="string">
            <text:p>-1,848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.35" calcext:value-type="float">
            <text:p><text:s/>203.35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</table:table-row>
        <table:table-row table:style-name="ro6">
          <table:table-cell office:value-type="float" office:value="5354" calcext:value-type="float">
            <text:p>5354</text:p>
          </table:table-cell>
          <table:table-cell office:value-type="string" calcext:value-type="string">
            <text:p>-2,967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9.29" calcext:value-type="float">
            <text:p><text:s/>1,119.29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</table:table-row>
        <table:table-row table:style-name="ro6">
          <table:table-cell office:value-type="float" office:value="5355" calcext:value-type="float">
            <text:p>5355</text:p>
          </table:table-cell>
          <table:table-cell office:value-type="string" calcext:value-type="string">
            <text:p>-3,153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.53" calcext:value-type="float">
            <text:p><text:s/>185.53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</table:table-row>
        <table:table-row table:style-name="ro6">
          <table:table-cell office:value-type="float" office:value="5356" calcext:value-type="float">
            <text:p>5356</text:p>
          </table:table-cell>
          <table:table-cell office:value-type="string" calcext:value-type="string">
            <text:p>-2,033.97</text:p>
          </table:table-cell>
          <table:table-cell office:value-type="float" office:value="1119.29" calcext:value-type="float">
            <text:p><text:s/>1,119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5357" calcext:value-type="float">
            <text:p>5357</text:p>
          </table:table-cell>
          <table:table-cell office:value-type="string" calcext:value-type="string">
            <text:p>-2,211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7.76" calcext:value-type="float">
            <text:p><text:s/>177.76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</table:table-row>
        <table:table-row table:style-name="ro6">
          <table:table-cell office:value-type="float" office:value="5358" calcext:value-type="float">
            <text:p>5358</text:p>
          </table:table-cell>
          <table:table-cell office:value-type="string" calcext:value-type="string">
            <text:p>-2,445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3.4" calcext:value-type="float">
            <text:p><text:s/>233.40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</table:table-row>
        <table:table-row table:style-name="ro6">
          <table:table-cell office:value-type="float" office:value="5359" calcext:value-type="float">
            <text:p>5359</text:p>
          </table:table-cell>
          <table:table-cell office:value-type="string" calcext:value-type="string">
            <text:p>-3,722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7.22" calcext:value-type="float">
            <text:p><text:s/>1,277.22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</table:table-row>
        <table:table-row table:style-name="ro6">
          <table:table-cell office:value-type="float" office:value="5360" calcext:value-type="float">
            <text:p>5360</text:p>
          </table:table-cell>
          <table:table-cell office:value-type="string" calcext:value-type="string">
            <text:p>-2,445.13</text:p>
          </table:table-cell>
          <table:table-cell office:value-type="float" office:value="1277.22" calcext:value-type="float">
            <text:p><text:s/>1,277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5361" calcext:value-type="float">
            <text:p>5361</text:p>
          </table:table-cell>
          <table:table-cell office:value-type="string" calcext:value-type="string">
            <text:p>-2,688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2.97" calcext:value-type="float">
            <text:p><text:s/>242.97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</table:table-row>
        <table:table-row table:style-name="ro6">
          <table:table-cell office:value-type="float" office:value="5362" calcext:value-type="float">
            <text:p>5362</text:p>
          </table:table-cell>
          <table:table-cell office:value-type="string" calcext:value-type="string">
            <text:p>-3,953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4.98" calcext:value-type="float">
            <text:p><text:s/>1,264.98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</table:table-row>
        <table:table-row table:style-name="ro6">
          <table:table-cell office:value-type="float" office:value="5363" calcext:value-type="float">
            <text:p>5363</text:p>
          </table:table-cell>
          <table:table-cell office:value-type="string" calcext:value-type="string">
            <text:p>-4,182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.84" calcext:value-type="float">
            <text:p><text:s/>229.84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</table:table-row>
        <table:table-row table:style-name="ro6">
          <table:table-cell office:value-type="float" office:value="5364" calcext:value-type="float">
            <text:p>5364</text:p>
          </table:table-cell>
          <table:table-cell office:value-type="string" calcext:value-type="string">
            <text:p>-2,917.94</text:p>
          </table:table-cell>
          <table:table-cell office:value-type="float" office:value="1264.98" calcext:value-type="float">
            <text:p><text:s/>1,264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7">
          <table:table-cell table:style-name="ce282" office:value-type="float" office:value="5368" calcext:value-type="float">
            <text:p>5368</text:p>
          </table:table-cell>
          <table:table-cell table:style-name="ce284" office:value-type="string" calcext:value-type="string">
            <text:p>2-1-1-02-01-003</text:p>
          </table:table-cell>
          <table:table-cell table:style-name="ce286" office:value-type="float" office:value="-1073.09" calcext:value-type="float">
            <text:p><text:s/>(1,073.09)</text:p>
          </table:table-cell>
          <table:table-cell table:style-name="ce286" office:value-type="string" office:string-value="Decimo 14to por Pagar" calcext:value-type="string">
            <text:p><text:s/>Decimo 14to por Pagar </text:p>
          </table:table-cell>
          <table:table-cell table:style-name="ce282"/>
          <table:table-cell table:style-name="ce288" table:number-columns-repeated="3"/>
          <table:table-cell table:style-name="ce282" table:number-columns-repeated="3"/>
        </table:table-row>
        <table:table-row table:style-name="ro6">
          <table:table-cell office:value-type="float" office:value="5369" calcext:value-type="float">
            <text:p>5369</text:p>
          </table:table-cell>
          <table:table-cell office:value-type="string" calcext:value-type="string">
            <text:p>-1,598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5.28" calcext:value-type="float">
            <text:p><text:s/>525.28 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N/D #258402 Reclasificacion</text:p>
          </table:table-cell>
        </table:table-row>
        <table:table-row table:style-name="ro6">
          <table:table-cell office:value-type="float" office:value="5370" calcext:value-type="float">
            <text:p>5370</text:p>
          </table:table-cell>
          <table:table-cell office:value-type="string" calcext:value-type="string">
            <text:p>-2,246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8.27" calcext:value-type="float">
            <text:p><text:s/>648.27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</table:table-row>
        <table:table-row table:style-name="ro6">
          <table:table-cell office:value-type="float" office:value="5371" calcext:value-type="float">
            <text:p>5371</text:p>
          </table:table-cell>
          <table:table-cell office:value-type="string" calcext:value-type="string">
            <text:p>-1,713.36</text:p>
          </table:table-cell>
          <table:table-cell office:value-type="float" office:value="533.28" calcext:value-type="float">
            <text:p><text:s/>533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</table:table-row>
        <table:table-row table:style-name="ro6">
          <table:table-cell office:value-type="float" office:value="5372" calcext:value-type="float">
            <text:p>5372</text:p>
          </table:table-cell>
          <table:table-cell office:value-type="string" calcext:value-type="string">
            <text:p>-1,180.08</text:p>
          </table:table-cell>
          <table:table-cell office:value-type="float" office:value="533.28" calcext:value-type="float">
            <text:p><text:s/>533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5902" calcext:value-type="float">
            <text:p>265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45925-0 :ND:0-445925 FIN DE MES ENERO 2020 - D</text:p>
          </table:table-cell>
        </table:table-row>
        <table:table-row table:style-name="ro6">
          <table:table-cell office:value-type="float" office:value="5373" calcext:value-type="float">
            <text:p>5373</text:p>
          </table:table-cell>
          <table:table-cell office:value-type="string" calcext:value-type="string">
            <text:p>-654.80</text:p>
          </table:table-cell>
          <table:table-cell office:value-type="float" office:value="525.28" calcext:value-type="float">
            <text:p><text:s/>525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8402" calcext:value-type="float">
            <text:p>258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1828-0 :ND:0-421828 PAGO FIN DE MES DICIEMBRE</text:p>
          </table:table-cell>
        </table:table-row>
        <table:table-row table:style-name="ro6">
          <table:table-cell office:value-type="float" office:value="5374" calcext:value-type="float">
            <text:p>5374</text:p>
          </table:table-cell>
          <table:table-cell office:value-type="string" calcext:value-type="string">
            <text:p>-1,188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3.28" calcext:value-type="float">
            <text:p><text:s/>533.28 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/D #445925 TRANSACCION #265902 RECLASIFICACIÓN</text:p>
          </table:table-cell>
        </table:table-row>
        <table:table-row table:style-name="ro6">
          <table:table-cell office:value-type="float" office:value="5375" calcext:value-type="float">
            <text:p>5375</text:p>
          </table:table-cell>
          <table:table-cell office:value-type="string" calcext:value-type="string">
            <text:p>-1,221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33" calcext:value-type="float">
            <text:p><text:s/>33.33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402" calcext:value-type="float">
            <text:p>296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3-0 :ND:0-52513 LIQ. HABERES: NUÑEZ IZURIET</text:p>
          </table:table-cell>
        </table:table-row>
        <table:table-row table:style-name="ro6">
          <table:table-cell office:value-type="float" office:value="5376" calcext:value-type="float">
            <text:p>5376</text:p>
          </table:table-cell>
          <table:table-cell office:value-type="string" calcext:value-type="string">
            <text:p>-1,188.08</text:p>
          </table:table-cell>
          <table:table-cell office:value-type="float" office:value="33.33" calcext:value-type="float">
            <text:p><text:s/>33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402" calcext:value-type="float">
            <text:p>296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3-0 :ND:0-52513 LIQ. HABERES: NUÑEZ IZURIET</text:p>
          </table:table-cell>
        </table:table-row>
        <table:table-row table:style-name="ro6">
          <table:table-cell office:value-type="float" office:value="5377" calcext:value-type="float">
            <text:p>5377</text:p>
          </table:table-cell>
          <table:table-cell office:value-type="string" calcext:value-type="string">
            <text:p>-1,221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33" calcext:value-type="float">
            <text:p><text:s/>33.33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302" calcext:value-type="float">
            <text:p>296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36-0 :ND:0-525136 LIQ. HABERES: <text:s/>REYES AVIL</text:p>
          </table:table-cell>
        </table:table-row>
        <table:table-row table:style-name="ro6">
          <table:table-cell office:value-type="float" office:value="5378" calcext:value-type="float">
            <text:p>5378</text:p>
          </table:table-cell>
          <table:table-cell office:value-type="string" calcext:value-type="string">
            <text:p>-1,254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33" calcext:value-type="float">
            <text:p><text:s/>33.33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202" calcext:value-type="float">
            <text:p>296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15-0 :ND:0-525115 LIQ. HABERES: ALVARADO OS</text:p>
          </table:table-cell>
        </table:table-row>
        <table:table-row table:style-name="ro6">
          <table:table-cell office:value-type="float" office:value="5379" calcext:value-type="float">
            <text:p>5379</text:p>
          </table:table-cell>
          <table:table-cell office:value-type="string" calcext:value-type="string">
            <text:p>-1,221.41</text:p>
          </table:table-cell>
          <table:table-cell office:value-type="float" office:value="33.33" calcext:value-type="float">
            <text:p><text:s/>33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502" calcext:value-type="float">
            <text:p>296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2-0 :ND:0-52512 LIQ. HABERES: <text:s/>NIETO SANTIS</text:p>
          </table:table-cell>
        </table:table-row>
        <table:table-row table:style-name="ro6">
          <table:table-cell office:value-type="float" office:value="5380" calcext:value-type="float">
            <text:p>5380</text:p>
          </table:table-cell>
          <table:table-cell office:value-type="string" calcext:value-type="string">
            <text:p>-1,688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6.62" calcext:value-type="float">
            <text:p><text:s/>466.62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</table:table-row>
        <table:table-row table:style-name="ro6">
          <table:table-cell office:value-type="float" office:value="5381" calcext:value-type="float">
            <text:p>5381</text:p>
          </table:table-cell>
          <table:table-cell office:value-type="string" calcext:value-type="string">
            <text:p>-1,321.40</text:p>
          </table:table-cell>
          <table:table-cell office:value-type="float" office:value="366.63" calcext:value-type="float">
            <text:p><text:s/>366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omina mes Abril 2020</text:p>
          </table:table-cell>
        </table:table-row>
        <table:table-row table:style-name="ro6">
          <table:table-cell office:value-type="float" office:value="5382" calcext:value-type="float">
            <text:p>5382</text:p>
          </table:table-cell>
          <table:table-cell office:value-type="string" calcext:value-type="string">
            <text:p>-1,354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33" calcext:value-type="float">
            <text:p><text:s/>33.33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502" calcext:value-type="float">
            <text:p>296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2-0 :ND:0-52512 LIQ. HABERES: <text:s/>NIETO SANTIS</text:p>
          </table:table-cell>
        </table:table-row>
        <table:table-row table:style-name="ro6">
          <table:table-cell office:value-type="float" office:value="5383" calcext:value-type="float">
            <text:p>5383</text:p>
          </table:table-cell>
          <table:table-cell office:value-type="string" calcext:value-type="string">
            <text:p>-1,893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8.85" calcext:value-type="float">
            <text:p><text:s/>538.85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</table:table-row>
        <table:table-row table:style-name="ro6">
          <table:table-cell office:value-type="float" office:value="5384" calcext:value-type="float">
            <text:p>5384</text:p>
          </table:table-cell>
          <table:table-cell office:value-type="string" calcext:value-type="string">
            <text:p>-1,454.72</text:p>
          </table:table-cell>
          <table:table-cell office:value-type="float" office:value="438.86" calcext:value-type="float">
            <text:p><text:s/>438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omina mes Mayo 2020</text:p>
          </table:table-cell>
        </table:table-row>
        <table:table-row table:style-name="ro6">
          <table:table-cell office:value-type="float" office:value="5385" calcext:value-type="float">
            <text:p>5385</text:p>
          </table:table-cell>
          <table:table-cell office:value-type="string" calcext:value-type="string">
            <text:p>-1,488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33" calcext:value-type="float">
            <text:p><text:s/>33.33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01302" calcext:value-type="float">
            <text:p>301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9576-0 :ND:0-579576 Eduaro Yepez: Pago Liquid</text:p>
          </table:table-cell>
        </table:table-row>
        <table:table-row table:style-name="ro6">
          <table:table-cell office:value-type="float" office:value="5386" calcext:value-type="float">
            <text:p>5386</text:p>
          </table:table-cell>
          <table:table-cell office:value-type="string" calcext:value-type="string">
            <text:p>-1,588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.99" calcext:value-type="float">
            <text:p><text:s/>99.99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</table:table-row>
        <table:table-row table:style-name="ro6">
          <table:table-cell office:value-type="float" office:value="5387" calcext:value-type="float">
            <text:p>5387</text:p>
          </table:table-cell>
          <table:table-cell office:value-type="string" calcext:value-type="string">
            <text:p>-1,054.75</text:p>
          </table:table-cell>
          <table:table-cell office:value-type="float" office:value="533.29" calcext:value-type="float">
            <text:p><text:s/>533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omina mes Junio 2020</text:p>
          </table:table-cell>
        </table:table-row>
        <table:table-row table:style-name="ro6">
          <table:table-cell office:value-type="float" office:value="5388" calcext:value-type="float">
            <text:p>5388</text:p>
          </table:table-cell>
          <table:table-cell office:value-type="string" calcext:value-type="string">
            <text:p>-1,021.42</text:p>
          </table:table-cell>
          <table:table-cell office:value-type="float" office:value="33.33" calcext:value-type="float">
            <text:p><text:s/>33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01302" calcext:value-type="float">
            <text:p>301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9576-0 :ND:0-579576 Eduaro Yepez: Pago Liquid</text:p>
          </table:table-cell>
        </table:table-row>
        <table:table-row table:style-name="ro6">
          <table:table-cell office:value-type="float" office:value="5389" calcext:value-type="float">
            <text:p>5389</text:p>
          </table:table-cell>
          <table:table-cell office:value-type="string" calcext:value-type="string">
            <text:p>-1,554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3.29" calcext:value-type="float">
            <text:p><text:s/>533.29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</table:table-row>
        <table:table-row table:style-name="ro6">
          <table:table-cell office:value-type="float" office:value="5390" calcext:value-type="float">
            <text:p>5390</text:p>
          </table:table-cell>
          <table:table-cell office:value-type="string" calcext:value-type="string">
            <text:p>-988.10</text:p>
          </table:table-cell>
          <table:table-cell office:value-type="float" office:value="566.61" calcext:value-type="float">
            <text:p><text:s/>566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</table:table-row>
        <table:table-row table:style-name="ro6">
          <table:table-cell office:value-type="float" office:value="5391" calcext:value-type="float">
            <text:p>5391</text:p>
          </table:table-cell>
          <table:table-cell office:value-type="string" calcext:value-type="string">
            <text:p>-1,088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.99" calcext:value-type="float">
            <text:p><text:s/>99.99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</table:table-row>
        <table:table-row table:style-name="ro6">
          <table:table-cell office:value-type="float" office:value="5392" calcext:value-type="float">
            <text:p>5392</text:p>
          </table:table-cell>
          <table:table-cell office:value-type="string" calcext:value-type="string">
            <text:p>-1,65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6.91" calcext:value-type="float">
            <text:p><text:s/>566.91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</table:table-row>
        <table:table-row table:style-name="ro6">
          <table:table-cell office:value-type="float" office:value="5393" calcext:value-type="float">
            <text:p>5393</text:p>
          </table:table-cell>
          <table:table-cell office:value-type="string" calcext:value-type="string">
            <text:p>-2,221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6.61" calcext:value-type="float">
            <text:p><text:s/>566.61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</table:table-row>
        <table:table-row table:style-name="ro6">
          <table:table-cell office:value-type="float" office:value="5394" calcext:value-type="float">
            <text:p>5394</text:p>
          </table:table-cell>
          <table:table-cell office:value-type="string" calcext:value-type="string">
            <text:p>-2,321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.99" calcext:value-type="float">
            <text:p><text:s/>99.99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</table:table-row>
        <table:table-row table:style-name="ro6">
          <table:table-cell office:value-type="float" office:value="5395" calcext:value-type="float">
            <text:p>5395</text:p>
          </table:table-cell>
          <table:table-cell office:value-type="string" calcext:value-type="string">
            <text:p>-1,754.99</text:p>
          </table:table-cell>
          <table:table-cell office:value-type="float" office:value="566.61" calcext:value-type="float">
            <text:p><text:s/>566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5396" calcext:value-type="float">
            <text:p>5396</text:p>
          </table:table-cell>
          <table:table-cell office:value-type="string" calcext:value-type="string">
            <text:p>-1,854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.99" calcext:value-type="float">
            <text:p><text:s/>99.99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</table:table-row>
        <table:table-row table:style-name="ro6">
          <table:table-cell office:value-type="float" office:value="5397" calcext:value-type="float">
            <text:p>5397</text:p>
          </table:table-cell>
          <table:table-cell office:value-type="string" calcext:value-type="string">
            <text:p>-1,869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" calcext:value-type="float">
            <text:p><text:s/>15.00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</table:table-row>
        <table:table-row table:style-name="ro6">
          <table:table-cell office:value-type="float" office:value="5398" calcext:value-type="float">
            <text:p>5398</text:p>
          </table:table-cell>
          <table:table-cell office:value-type="string" calcext:value-type="string">
            <text:p>-1,969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.99" calcext:value-type="float">
            <text:p><text:s/>99.99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</table:table-row>
        <table:table-row table:style-name="ro6">
          <table:table-cell office:value-type="float" office:value="5399" calcext:value-type="float">
            <text:p>5399</text:p>
          </table:table-cell>
          <table:table-cell office:value-type="string" calcext:value-type="string">
            <text:p>-2,536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6.61" calcext:value-type="float">
            <text:p><text:s/>566.61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</table:table-row>
        <table:table-row table:style-name="ro6">
          <table:table-cell office:value-type="float" office:value="5400" calcext:value-type="float">
            <text:p>5400</text:p>
          </table:table-cell>
          <table:table-cell office:value-type="string" calcext:value-type="string">
            <text:p>-2,636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.99" calcext:value-type="float">
            <text:p><text:s/>99.99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</table:table-row>
        <table:table-row table:style-name="ro6">
          <table:table-cell office:value-type="float" office:value="5401" calcext:value-type="float">
            <text:p>5401</text:p>
          </table:table-cell>
          <table:table-cell office:value-type="string" calcext:value-type="string">
            <text:p>-2,069.96</text:p>
          </table:table-cell>
          <table:table-cell office:value-type="float" office:value="566.61" calcext:value-type="float">
            <text:p><text:s/>566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5402" calcext:value-type="float">
            <text:p>5402</text:p>
          </table:table-cell>
          <table:table-cell office:value-type="string" calcext:value-type="string">
            <text:p>-2,636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6.61" calcext:value-type="float">
            <text:p><text:s/>566.61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</table:table-row>
        <table:table-row table:style-name="ro6">
          <table:table-cell office:value-type="float" office:value="5403" calcext:value-type="float">
            <text:p>5403</text:p>
          </table:table-cell>
          <table:table-cell office:value-type="string" calcext:value-type="string">
            <text:p>-2,736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.99" calcext:value-type="float">
            <text:p><text:s/>99.99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</table:table-row>
        <table:table-row table:style-name="ro6">
          <table:table-cell office:value-type="float" office:value="5404" calcext:value-type="float">
            <text:p>5404</text:p>
          </table:table-cell>
          <table:table-cell office:value-type="string" calcext:value-type="string">
            <text:p>-2,169.95</text:p>
          </table:table-cell>
          <table:table-cell office:value-type="float" office:value="566.61" calcext:value-type="float">
            <text:p><text:s/>566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7">
          <table:table-cell table:style-name="ce282" office:value-type="float" office:value="5408" calcext:value-type="float">
            <text:p>5408</text:p>
          </table:table-cell>
          <table:table-cell table:style-name="ce284" office:value-type="string" calcext:value-type="string">
            <text:p>2-1-1-02-01-004</text:p>
          </table:table-cell>
          <table:table-cell table:style-name="ce286" office:value-type="float" office:value="-11423.99" calcext:value-type="float">
            <text:p><text:s/>(11,423.99)</text:p>
          </table:table-cell>
          <table:table-cell table:style-name="ce286" office:value-type="string" office:string-value="Vacaciones por Pagar" calcext:value-type="string">
            <text:p><text:s/>Vacaciones por Pagar </text:p>
          </table:table-cell>
          <table:table-cell table:style-name="ce282"/>
          <table:table-cell table:style-name="ce288" table:number-columns-repeated="3"/>
          <table:table-cell table:style-name="ce282" table:number-columns-repeated="3"/>
        </table:table-row>
        <table:table-row table:style-name="ro6">
          <table:table-cell office:value-type="float" office:value="5409" calcext:value-type="float">
            <text:p>5409</text:p>
          </table:table-cell>
          <table:table-cell office:value-type="string" calcext:value-type="string">
            <text:p>-11,875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1.89" calcext:value-type="float">
            <text:p><text:s/>451.89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</table:table-row>
        <table:table-row table:style-name="ro6">
          <table:table-cell office:value-type="float" office:value="5410" calcext:value-type="float">
            <text:p>5410</text:p>
          </table:table-cell>
          <table:table-cell office:value-type="string" calcext:value-type="string">
            <text:p>-11,611.70</text:p>
          </table:table-cell>
          <table:table-cell office:value-type="float" office:value="264.18" calcext:value-type="float">
            <text:p><text:s/>264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202" calcext:value-type="float">
            <text:p>296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15-0 :ND:0-525115 LIQ. HABERES: ALVARADO OS</text:p>
          </table:table-cell>
        </table:table-row>
        <table:table-row table:style-name="ro6">
          <table:table-cell office:value-type="float" office:value="5411" calcext:value-type="float">
            <text:p>5411</text:p>
          </table:table-cell>
          <table:table-cell office:value-type="string" calcext:value-type="string">
            <text:p>-11,426.32</text:p>
          </table:table-cell>
          <table:table-cell office:value-type="float" office:value="185.38" calcext:value-type="float">
            <text:p><text:s/>185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302" calcext:value-type="float">
            <text:p>296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36-0 :ND:0-525136 LIQ. HABERES: <text:s/>REYES AVIL</text:p>
          </table:table-cell>
        </table:table-row>
        <table:table-row table:style-name="ro6">
          <table:table-cell office:value-type="float" office:value="5412" calcext:value-type="float">
            <text:p>5412</text:p>
          </table:table-cell>
          <table:table-cell office:value-type="string" calcext:value-type="string">
            <text:p>-11,253.29</text:p>
          </table:table-cell>
          <table:table-cell office:value-type="float" office:value="173.03" calcext:value-type="float">
            <text:p><text:s/>173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402" calcext:value-type="float">
            <text:p>296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3-0 :ND:0-52513 LIQ. HABERES: NUÑEZ IZURIET</text:p>
          </table:table-cell>
        </table:table-row>
        <table:table-row table:style-name="ro6">
          <table:table-cell office:value-type="float" office:value="5413" calcext:value-type="float">
            <text:p>5413</text:p>
          </table:table-cell>
          <table:table-cell office:value-type="string" calcext:value-type="string">
            <text:p>-11,081.17</text:p>
          </table:table-cell>
          <table:table-cell office:value-type="float" office:value="172.12" calcext:value-type="float">
            <text:p><text:s/>172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6502" calcext:value-type="float">
            <text:p>296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2-0 :ND:0-52512 LIQ. HABERES: <text:s/>NIETO SANTIS</text:p>
          </table:table-cell>
        </table:table-row>
        <table:table-row table:style-name="ro6">
          <table:table-cell office:value-type="float" office:value="5414" calcext:value-type="float">
            <text:p>5414</text:p>
          </table:table-cell>
          <table:table-cell office:value-type="string" calcext:value-type="string">
            <text:p>-11,464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3.33" calcext:value-type="float">
            <text:p><text:s/>383.33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</table:table-row>
        <table:table-row table:style-name="ro6">
          <table:table-cell office:value-type="float" office:value="5415" calcext:value-type="float">
            <text:p>5415</text:p>
          </table:table-cell>
          <table:table-cell office:value-type="string" calcext:value-type="string">
            <text:p>-11,792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7.68" calcext:value-type="float">
            <text:p><text:s/>327.68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</table:table-row>
        <table:table-row table:style-name="ro6">
          <table:table-cell office:value-type="float" office:value="5416" calcext:value-type="float">
            <text:p>5416</text:p>
          </table:table-cell>
          <table:table-cell office:value-type="string" calcext:value-type="string">
            <text:p>-11,637.92</text:p>
          </table:table-cell>
          <table:table-cell office:value-type="float" office:value="154.26" calcext:value-type="float">
            <text:p><text:s/>154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01302" calcext:value-type="float">
            <text:p>301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9576-0 :ND:0-579576 Eduaro Yepez: Pago Liquid</text:p>
          </table:table-cell>
        </table:table-row>
        <table:table-row table:style-name="ro6">
          <table:table-cell office:value-type="float" office:value="5417" calcext:value-type="float">
            <text:p>5417</text:p>
          </table:table-cell>
          <table:table-cell office:value-type="string" calcext:value-type="string">
            <text:p>-16,454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16.09" calcext:value-type="float">
            <text:p><text:s/>4,816.09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</table:table-row>
        <table:table-row table:style-name="ro6">
          <table:table-cell office:value-type="float" office:value="5418" calcext:value-type="float">
            <text:p>5418</text:p>
          </table:table-cell>
          <table:table-cell office:value-type="string" calcext:value-type="string">
            <text:p>-17,024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0.54" calcext:value-type="float">
            <text:p><text:s/>570.54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</table:table-row>
        <table:table-row table:style-name="ro6">
          <table:table-cell office:value-type="float" office:value="5419" calcext:value-type="float">
            <text:p>5419</text:p>
          </table:table-cell>
          <table:table-cell office:value-type="string" calcext:value-type="string">
            <text:p>-17,529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4.82" calcext:value-type="float">
            <text:p><text:s/>504.82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</table:table-row>
        <table:table-row table:style-name="ro6">
          <table:table-cell office:value-type="float" office:value="5420" calcext:value-type="float">
            <text:p>5420</text:p>
          </table:table-cell>
          <table:table-cell office:value-type="string" calcext:value-type="string">
            <text:p>-18,181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2.39" calcext:value-type="float">
            <text:p><text:s/>652.39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</table:table-row>
        <table:table-row table:style-name="ro6">
          <table:table-cell office:value-type="float" office:value="5421" calcext:value-type="float">
            <text:p>5421</text:p>
          </table:table-cell>
          <table:table-cell office:value-type="string" calcext:value-type="string">
            <text:p>-17,676.94</text:p>
          </table:table-cell>
          <table:table-cell office:value-type="float" office:value="504.82" calcext:value-type="float">
            <text:p><text:s/>504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5422" calcext:value-type="float">
            <text:p>5422</text:p>
          </table:table-cell>
          <table:table-cell office:value-type="string" calcext:value-type="string">
            <text:p>-18,184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7.34" calcext:value-type="float">
            <text:p><text:s/>507.34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</table:table-row>
        <table:table-row table:style-name="ro6">
          <table:table-cell office:value-type="float" office:value="5423" calcext:value-type="float">
            <text:p>5423</text:p>
          </table:table-cell>
          <table:table-cell office:value-type="string" calcext:value-type="string">
            <text:p>-18,848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4.19" calcext:value-type="float">
            <text:p><text:s/>664.19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</table:table-row>
        <table:table-row table:style-name="ro6">
          <table:table-cell office:value-type="float" office:value="5424" calcext:value-type="float">
            <text:p>5424</text:p>
          </table:table-cell>
          <table:table-cell office:value-type="string" calcext:value-type="string">
            <text:p>-19,608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0.12" calcext:value-type="float">
            <text:p><text:s/>760.12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</table:table-row>
        <table:table-row table:style-name="ro6">
          <table:table-cell office:value-type="float" office:value="5425" calcext:value-type="float">
            <text:p>5425</text:p>
          </table:table-cell>
          <table:table-cell office:value-type="string" calcext:value-type="string">
            <text:p>-20,356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7.41" calcext:value-type="float">
            <text:p><text:s/>747.41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</table:table-row>
        <table:table-row table:style-name="ro7">
          <table:table-cell table:style-name="ce282" office:value-type="float" office:value="5427" calcext:value-type="float">
            <text:p>5427</text:p>
          </table:table-cell>
          <table:table-cell table:style-name="ce284" office:value-type="string" calcext:value-type="string">
            <text:p>2-1-1-02-01-005</text:p>
          </table:table-cell>
          <table:table-cell table:style-name="ce286" office:value-type="float" office:value="-1994.79" calcext:value-type="float">
            <text:p><text:s/>(1,994.79)</text:p>
          </table:table-cell>
          <table:table-cell table:style-name="ce286" office:value-type="string" office:string-value="Aportes  Patronal por Pagar" calcext:value-type="string">
            <text:p><text:s/>Aportes <text:s/>Patronal por Pagar </text:p>
          </table:table-cell>
          <table:table-cell table:style-name="ce282"/>
          <table:table-cell table:style-name="ce288" table:number-columns-repeated="3"/>
          <table:table-cell table:style-name="ce282" table:number-columns-repeated="3"/>
        </table:table-row>
        <table:table-row table:style-name="ro6">
          <table:table-cell office:value-type="float" office:value="5428" calcext:value-type="float">
            <text:p>5428</text:p>
          </table:table-cell>
          <table:table-cell office:value-type="string" calcext:value-type="string">
            <text:p>-2,115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.92" calcext:value-type="float">
            <text:p><text:s/>120.92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</table:table-row>
        <table:table-row table:style-name="ro6">
          <table:table-cell office:value-type="float" office:value="5429" calcext:value-type="float">
            <text:p>5429</text:p>
          </table:table-cell>
          <table:table-cell office:value-type="string" calcext:value-type="string">
            <text:p>-4,460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45.1" calcext:value-type="float">
            <text:p><text:s/>2,345.10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</table:table-row>
        <table:table-row table:style-name="ro6">
          <table:table-cell office:value-type="float" office:value="5430" calcext:value-type="float">
            <text:p>5430</text:p>
          </table:table-cell>
          <table:table-cell office:value-type="string" calcext:value-type="string">
            <text:p>-4,339.89</text:p>
          </table:table-cell>
          <table:table-cell office:value-type="float" office:value="120.92" calcext:value-type="float">
            <text:p><text:s/>120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6802" calcext:value-type="float">
            <text:p>256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3-0 IESS :CK-1070987682: PAGO PLANILLA EXTENS</text:p>
          </table:table-cell>
        </table:table-row>
        <table:table-row table:style-name="ro6">
          <table:table-cell office:value-type="float" office:value="5431" calcext:value-type="float">
            <text:p>5431</text:p>
          </table:table-cell>
          <table:table-cell office:value-type="string" calcext:value-type="string">
            <text:p>-2,397.83</text:p>
          </table:table-cell>
          <table:table-cell office:value-type="float" office:value="1942.06" calcext:value-type="float">
            <text:p><text:s/>1,942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3202" calcext:value-type="float">
            <text:p>253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3-0 IESS :DB -1070987682: PAGO PLANILLA IESS </text:p>
          </table:table-cell>
        </table:table-row>
        <table:table-row table:style-name="ro6">
          <table:table-cell office:value-type="float" office:value="5432" calcext:value-type="float">
            <text:p>5432</text:p>
          </table:table-cell>
          <table:table-cell office:value-type="string" calcext:value-type="string">
            <text:p>-1,932.15</text:p>
          </table:table-cell>
          <table:table-cell office:value-type="float" office:value="465.68" calcext:value-type="float">
            <text:p><text:s/>465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3202" calcext:value-type="float">
            <text:p>253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3-0 IESS :DB -1070987682: PAGO PLANILLA IESS </text:p>
          </table:table-cell>
        </table:table-row>
        <table:table-row table:style-name="ro6">
          <table:table-cell office:value-type="float" office:value="5433" calcext:value-type="float">
            <text:p>5433</text:p>
          </table:table-cell>
          <table:table-cell office:value-type="string" calcext:value-type="string">
            <text:p>-2,397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5.68" calcext:value-type="float">
            <text:p><text:s/>465.68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6802" calcext:value-type="float">
            <text:p>266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74-0 :NC:0-603474 Acreditación valor debita</text:p>
          </table:table-cell>
        </table:table-row>
        <table:table-row table:style-name="ro6">
          <table:table-cell office:value-type="float" office:value="5434" calcext:value-type="float">
            <text:p>5434</text:p>
          </table:table-cell>
          <table:table-cell office:value-type="string" calcext:value-type="string">
            <text:p>-4,339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42.06" calcext:value-type="float">
            <text:p><text:s/>1,942.06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6702" calcext:value-type="float">
            <text:p>266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69-0 :NC:0-603469 Acreditación valor debita</text:p>
          </table:table-cell>
        </table:table-row>
        <table:table-row table:style-name="ro6">
          <table:table-cell office:value-type="float" office:value="5435" calcext:value-type="float">
            <text:p>5435</text:p>
          </table:table-cell>
          <table:table-cell office:value-type="string" calcext:value-type="string">
            <text:p>-4,344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16" calcext:value-type="float">
            <text:p><text:s/>4.16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6602" calcext:value-type="float">
            <text:p>266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64-0 :NC:0-603464 Acreditación valor debita</text:p>
          </table:table-cell>
        </table:table-row>
        <table:table-row table:style-name="ro6">
          <table:table-cell office:value-type="float" office:value="5436" calcext:value-type="float">
            <text:p>5436</text:p>
          </table:table-cell>
          <table:table-cell office:value-type="string" calcext:value-type="string">
            <text:p>-4,350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28" calcext:value-type="float">
            <text:p><text:s/>6.28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6502" calcext:value-type="float">
            <text:p>266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59-0 :NC:0-603459 Acreditación valor debita</text:p>
          </table:table-cell>
        </table:table-row>
        <table:table-row table:style-name="ro6">
          <table:table-cell office:value-type="float" office:value="5437" calcext:value-type="float">
            <text:p>5437</text:p>
          </table:table-cell>
          <table:table-cell office:value-type="string" calcext:value-type="string">
            <text:p>-4,358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15" calcext:value-type="float">
            <text:p><text:s/>8.15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6402" calcext:value-type="float">
            <text:p>266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54-0 :NC:0-603454 Acreditación valor debita</text:p>
          </table:table-cell>
        </table:table-row>
        <table:table-row table:style-name="ro6">
          <table:table-cell office:value-type="float" office:value="5438" calcext:value-type="float">
            <text:p>5438</text:p>
          </table:table-cell>
          <table:table-cell office:value-type="string" calcext:value-type="string">
            <text:p>-4,363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71" calcext:value-type="float">
            <text:p><text:s/>4.71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6302" calcext:value-type="float">
            <text:p>266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49-0 :NC:0-603449 Acreditación valor debita</text:p>
          </table:table-cell>
        </table:table-row>
        <table:table-row table:style-name="ro6">
          <table:table-cell office:value-type="float" office:value="5439" calcext:value-type="float">
            <text:p>5439</text:p>
          </table:table-cell>
          <table:table-cell office:value-type="string" calcext:value-type="string">
            <text:p>-4,372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96" calcext:value-type="float">
            <text:p><text:s/>8.96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6202" calcext:value-type="float">
            <text:p>266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44-0 :NC:0-603444 Acreditación valor debita</text:p>
          </table:table-cell>
        </table:table-row>
        <table:table-row table:style-name="ro6">
          <table:table-cell office:value-type="float" office:value="5440" calcext:value-type="float">
            <text:p>5440</text:p>
          </table:table-cell>
          <table:table-cell office:value-type="string" calcext:value-type="string">
            <text:p>-4,460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66" calcext:value-type="float">
            <text:p><text:s/>88.66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6102" calcext:value-type="float">
            <text:p>266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37-0 :NC:0-603437 Acreditación valor debita</text:p>
          </table:table-cell>
        </table:table-row>
        <table:table-row table:style-name="ro6">
          <table:table-cell office:value-type="float" office:value="5441" calcext:value-type="float">
            <text:p>5441</text:p>
          </table:table-cell>
          <table:table-cell office:value-type="string" calcext:value-type="string">
            <text:p>-3,995.13</text:p>
          </table:table-cell>
          <table:table-cell office:value-type="float" office:value="465.68" calcext:value-type="float">
            <text:p><text:s/>465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4502" calcext:value-type="float">
            <text:p>264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2-0 :ND:0-20762 PAGO PLANILLA NORMALE AJUST</text:p>
          </table:table-cell>
        </table:table-row>
        <table:table-row table:style-name="ro6">
          <table:table-cell office:value-type="float" office:value="5442" calcext:value-type="float">
            <text:p>5442</text:p>
          </table:table-cell>
          <table:table-cell office:value-type="string" calcext:value-type="string">
            <text:p>-2,053.07</text:p>
          </table:table-cell>
          <table:table-cell office:value-type="float" office:value="1942.06" calcext:value-type="float">
            <text:p><text:s/>1,942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4302" calcext:value-type="float">
            <text:p>264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1-0 :ND:0-20761 PAGO PLANILLAS NORMAL IESS </text:p>
          </table:table-cell>
        </table:table-row>
        <table:table-row table:style-name="ro6">
          <table:table-cell office:value-type="float" office:value="5443" calcext:value-type="float">
            <text:p>5443</text:p>
          </table:table-cell>
          <table:table-cell office:value-type="string" calcext:value-type="string">
            <text:p>-2,048.91</text:p>
          </table:table-cell>
          <table:table-cell office:value-type="float" office:value="4.16" calcext:value-type="float">
            <text:p><text:s/>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4102" calcext:value-type="float">
            <text:p>264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0-0 :ND:0-20760 PLANILLA AJUSTE EXT. CONYUG</text:p>
          </table:table-cell>
        </table:table-row>
        <table:table-row table:style-name="ro6">
          <table:table-cell office:value-type="float" office:value="5444" calcext:value-type="float">
            <text:p>5444</text:p>
          </table:table-cell>
          <table:table-cell office:value-type="string" calcext:value-type="string">
            <text:p>-2,042.63</text:p>
          </table:table-cell>
          <table:table-cell office:value-type="float" office:value="6.28" calcext:value-type="float">
            <text:p><text:s/>6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3902" calcext:value-type="float">
            <text:p>263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9-0 :ND:0-20759 PLANILLA AJUSTE EXT. CONYUG</text:p>
          </table:table-cell>
        </table:table-row>
        <table:table-row table:style-name="ro6">
          <table:table-cell office:value-type="float" office:value="5445" calcext:value-type="float">
            <text:p>5445</text:p>
          </table:table-cell>
          <table:table-cell office:value-type="string" calcext:value-type="string">
            <text:p>-2,034.48</text:p>
          </table:table-cell>
          <table:table-cell office:value-type="float" office:value="8.15" calcext:value-type="float">
            <text:p><text:s/>8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3702" calcext:value-type="float">
            <text:p>263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8-0 :ND:0-20758 PLANILLA AJUSTE EXT. CONYUG</text:p>
          </table:table-cell>
        </table:table-row>
        <table:table-row table:style-name="ro6">
          <table:table-cell office:value-type="float" office:value="5446" calcext:value-type="float">
            <text:p>5446</text:p>
          </table:table-cell>
          <table:table-cell office:value-type="string" calcext:value-type="string">
            <text:p>-2,029.77</text:p>
          </table:table-cell>
          <table:table-cell office:value-type="float" office:value="4.71" calcext:value-type="float">
            <text:p><text:s/>4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3502" calcext:value-type="float">
            <text:p>263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7-0 :ND:0-20757 PLANILLA AJUSTE EXT. CONYUG</text:p>
          </table:table-cell>
        </table:table-row>
        <table:table-row table:style-name="ro6">
          <table:table-cell office:value-type="float" office:value="5447" calcext:value-type="float">
            <text:p>5447</text:p>
          </table:table-cell>
          <table:table-cell office:value-type="string" calcext:value-type="string">
            <text:p>-2,020.81</text:p>
          </table:table-cell>
          <table:table-cell office:value-type="float" office:value="8.96" calcext:value-type="float">
            <text:p><text:s/>8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3302" calcext:value-type="float">
            <text:p>263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6-0 :ND:0-20756 PLANILLA AJUSTE EXT. CONYUG</text:p>
          </table:table-cell>
        </table:table-row>
        <table:table-row table:style-name="ro6">
          <table:table-cell office:value-type="float" office:value="5448" calcext:value-type="float">
            <text:p>5448</text:p>
          </table:table-cell>
          <table:table-cell office:value-type="string" calcext:value-type="string">
            <text:p>-1,932.15</text:p>
          </table:table-cell>
          <table:table-cell office:value-type="float" office:value="88.66" calcext:value-type="float">
            <text:p><text:s/>88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3102" calcext:value-type="float">
            <text:p>26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5-0 :ND:0-20755 PLANILLA EXT. CONYUGUES DIC</text:p>
          </table:table-cell>
        </table:table-row>
        <table:table-row table:style-name="ro6">
          <table:table-cell office:value-type="float" office:value="5449" calcext:value-type="float">
            <text:p>5449</text:p>
          </table:table-cell>
          <table:table-cell office:value-type="string" calcext:value-type="string">
            <text:p>-1,906.15</text:p>
          </table:table-cell>
          <table:table-cell office:value-type="float" office:value="26" calcext:value-type="float">
            <text:p><text:s/>2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8902" calcext:value-type="float">
            <text:p>258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3-0 IESS :DB -1070987682: PAGO PLANILLA IESS </text:p>
          </table:table-cell>
        </table:table-row>
        <table:table-row table:style-name="ro6">
          <table:table-cell office:value-type="float" office:value="5450" calcext:value-type="float">
            <text:p>5450</text:p>
          </table:table-cell>
          <table:table-cell office:value-type="string" calcext:value-type="string">
            <text:p>-1,514.05</text:p>
          </table:table-cell>
          <table:table-cell office:value-type="float" office:value="392.1" calcext:value-type="float">
            <text:p><text:s/>392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9102" calcext:value-type="float">
            <text:p>259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5-0 IESS :DB -1070987682: PAGO IESS PLANILLAS</text:p>
          </table:table-cell>
        </table:table-row>
        <table:table-row table:style-name="ro6">
          <table:table-cell office:value-type="float" office:value="5451" calcext:value-type="float">
            <text:p>5451</text:p>
          </table:table-cell>
          <table:table-cell office:value-type="string" calcext:value-type="string">
            <text:p>-1,425.39</text:p>
          </table:table-cell>
          <table:table-cell office:value-type="float" office:value="88.66" calcext:value-type="float">
            <text:p><text:s/>88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74902" calcext:value-type="float">
            <text:p>274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19798-0 :ND:0-19798 PAGO IESS CONYUGUES MES ENE</text:p>
          </table:table-cell>
        </table:table-row>
        <table:table-row table:style-name="ro6">
          <table:table-cell office:value-type="float" office:value="5452" calcext:value-type="float">
            <text:p>5452</text:p>
          </table:table-cell>
          <table:table-cell office:value-type="string" calcext:value-type="string">
            <text:p><text:s/>502.89</text:p>
          </table:table-cell>
          <table:table-cell office:value-type="float" office:value="1928.28" calcext:value-type="float">
            <text:p><text:s/>1,928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9002" calcext:value-type="float">
            <text:p>259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4-0 IESS :DB -1070987682: PAGO IESS PLANILLAS</text:p>
          </table:table-cell>
        </table:table-row>
        <table:table-row table:style-name="ro6">
          <table:table-cell office:value-type="float" office:value="5453" calcext:value-type="float">
            <text:p>5453</text:p>
          </table:table-cell>
          <table:table-cell office:value-type="string" calcext:value-type="string">
            <text:p><text:s/>591.55</text:p>
          </table:table-cell>
          <table:table-cell office:value-type="float" office:value="88.66" calcext:value-type="float">
            <text:p><text:s/>88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83902" calcext:value-type="float">
            <text:p>283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3-0 :ND:0-18663 PLANILLA IESS EXTENSION CON</text:p>
          </table:table-cell>
        </table:table-row>
        <table:table-row table:style-name="ro6">
          <table:table-cell office:value-type="float" office:value="5454" calcext:value-type="float">
            <text:p>5454</text:p>
          </table:table-cell>
          <table:table-cell office:value-type="string" calcext:value-type="string">
            <text:p><text:s/>2,544.55</text:p>
          </table:table-cell>
          <table:table-cell office:value-type="float" office:value="1953" calcext:value-type="float">
            <text:p><text:s/>1,95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84102" calcext:value-type="float">
            <text:p>284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4-0 :ND:0-18664 PLANILLA NORMALES IESS MES </text:p>
          </table:table-cell>
        </table:table-row>
        <table:table-row table:style-name="ro6">
          <table:table-cell office:value-type="float" office:value="5455" calcext:value-type="float">
            <text:p>5455</text:p>
          </table:table-cell>
          <table:table-cell office:value-type="string" calcext:value-type="string">
            <text:p><text:s/>3,219.10</text:p>
          </table:table-cell>
          <table:table-cell office:value-type="float" office:value="674.55" calcext:value-type="float">
            <text:p><text:s/>674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86902" calcext:value-type="float">
            <text:p>286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5-0 :ND:0-18665 PAGO PLANILLA NORMAL AJUSTE</text:p>
          </table:table-cell>
        </table:table-row>
        <table:table-row table:style-name="ro6">
          <table:table-cell office:value-type="float" office:value="5456" calcext:value-type="float">
            <text:p>5456</text:p>
          </table:table-cell>
          <table:table-cell office:value-type="string" calcext:value-type="string">
            <text:p><text:s/>3,259.15</text:p>
          </table:table-cell>
          <table:table-cell office:value-type="float" office:value="40.05" calcext:value-type="float">
            <text:p><text:s/>40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87302" calcext:value-type="float">
            <text:p>287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7-0 :ND:0-018667 PLANILLA AJUSTE EXT. CONY</text:p>
          </table:table-cell>
        </table:table-row>
        <table:table-row table:style-name="ro6">
          <table:table-cell office:value-type="float" office:value="5457" calcext:value-type="float">
            <text:p>5457</text:p>
          </table:table-cell>
          <table:table-cell office:value-type="string" calcext:value-type="string">
            <text:p><text:s/>3,347.81</text:p>
          </table:table-cell>
          <table:table-cell office:value-type="float" office:value="88.66" calcext:value-type="float">
            <text:p><text:s/>88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0602" calcext:value-type="float">
            <text:p>290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78-0 :ND:0-019278 PAGO IESS EXT CONYUGUE MA</text:p>
          </table:table-cell>
        </table:table-row>
        <table:table-row table:style-name="ro6">
          <table:table-cell office:value-type="float" office:value="5458" calcext:value-type="float">
            <text:p>5458</text:p>
          </table:table-cell>
          <table:table-cell office:value-type="string" calcext:value-type="string">
            <text:p><text:s/>4,837.42</text:p>
          </table:table-cell>
          <table:table-cell office:value-type="float" office:value="1489.61" calcext:value-type="float">
            <text:p><text:s/>1,489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0802" calcext:value-type="float">
            <text:p>290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79-0 :ND:0-019279 PAGO IESS PLANILLAS AJUST</text:p>
          </table:table-cell>
        </table:table-row>
        <table:table-row table:style-name="ro6">
          <table:table-cell office:value-type="float" office:value="5459" calcext:value-type="float">
            <text:p>5459</text:p>
          </table:table-cell>
          <table:table-cell office:value-type="string" calcext:value-type="string">
            <text:p><text:s/>4,911.85</text:p>
          </table:table-cell>
          <table:table-cell office:value-type="float" office:value="74.43" calcext:value-type="float">
            <text:p><text:s/>74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1202" calcext:value-type="float">
            <text:p>291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81-0 :ND:0-019281 PAGO IESS AJUSTE EXT CONY</text:p>
          </table:table-cell>
        </table:table-row>
        <table:table-row table:style-name="ro6">
          <table:table-cell office:value-type="float" office:value="5460" calcext:value-type="float">
            <text:p>5460</text:p>
          </table:table-cell>
          <table:table-cell office:value-type="string" calcext:value-type="string">
            <text:p><text:s/>6,824.19</text:p>
          </table:table-cell>
          <table:table-cell office:value-type="float" office:value="1912.34" calcext:value-type="float">
            <text:p><text:s/>1,912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1602" calcext:value-type="float">
            <text:p>291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83-0 :ND:0-019283 PAGO IESS PLANILLA NORMAL</text:p>
          </table:table-cell>
        </table:table-row>
        <table:table-row table:style-name="ro6">
          <table:table-cell office:value-type="float" office:value="5461" calcext:value-type="float">
            <text:p>5461</text:p>
          </table:table-cell>
          <table:table-cell office:value-type="string" calcext:value-type="string">
            <text:p><text:s/>6,661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3.09" calcext:value-type="float">
            <text:p><text:s/>163.09 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omina mes Abril 2020</text:p>
          </table:table-cell>
        </table:table-row>
        <table:table-row table:style-name="ro6">
          <table:table-cell office:value-type="float" office:value="5462" calcext:value-type="float">
            <text:p>5462</text:p>
          </table:table-cell>
          <table:table-cell office:value-type="string" calcext:value-type="string">
            <text:p><text:s/>4,673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7.21" calcext:value-type="float">
            <text:p><text:s/>1,987.21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</table:table-row>
        <table:table-row table:style-name="ro6">
          <table:table-cell office:value-type="float" office:value="5463" calcext:value-type="float">
            <text:p>5463</text:p>
          </table:table-cell>
          <table:table-cell office:value-type="string" calcext:value-type="string">
            <text:p><text:s/>5,156.86</text:p>
          </table:table-cell>
          <table:table-cell office:value-type="float" office:value="482.97" calcext:value-type="float">
            <text:p><text:s/>482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3702" calcext:value-type="float">
            <text:p>2937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5-0 :ND:0-021725 PAGO IESS PLANILLA AJUSTE</text:p>
          </table:table-cell>
        </table:table-row>
        <table:table-row table:style-name="ro6">
          <table:table-cell office:value-type="float" office:value="5464" calcext:value-type="float">
            <text:p>5464</text:p>
          </table:table-cell>
          <table:table-cell office:value-type="string" calcext:value-type="string">
            <text:p><text:s/>6,628.14</text:p>
          </table:table-cell>
          <table:table-cell office:value-type="float" office:value="1471.28" calcext:value-type="float">
            <text:p><text:s/>1,471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3502" calcext:value-type="float">
            <text:p>2935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4-0 :ND:0-021724 PAGO PLANILLA NORMALES ME</text:p>
          </table:table-cell>
        </table:table-row>
        <table:table-row table:style-name="ro6">
          <table:table-cell office:value-type="float" office:value="5465" calcext:value-type="float">
            <text:p>5465</text:p>
          </table:table-cell>
          <table:table-cell office:value-type="string" calcext:value-type="string">
            <text:p><text:s/>6,716.80</text:p>
          </table:table-cell>
          <table:table-cell office:value-type="float" office:value="88.66" calcext:value-type="float">
            <text:p><text:s/>88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3302" calcext:value-type="float">
            <text:p>2933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3-0 :ND:0-021723 PAGO IESS EXTEN. COONYUGU</text:p>
          </table:table-cell>
        </table:table-row>
        <table:table-row table:style-name="ro6">
          <table:table-cell office:value-type="float" office:value="5466" calcext:value-type="float">
            <text:p>5466</text:p>
          </table:table-cell>
          <table:table-cell office:value-type="string" calcext:value-type="string">
            <text:p><text:s/>6,749.36</text:p>
          </table:table-cell>
          <table:table-cell office:value-type="float" office:value="32.56" calcext:value-type="float">
            <text:p><text:s/>32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4302" calcext:value-type="float">
            <text:p>2943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8-0 :ND:0-021728 PLANILLA AJUSTE EXTEN CON</text:p>
          </table:table-cell>
        </table:table-row>
        <table:table-row table:style-name="ro6">
          <table:table-cell office:value-type="float" office:value="5467" calcext:value-type="float">
            <text:p>5467</text:p>
          </table:table-cell>
          <table:table-cell office:value-type="string" calcext:value-type="string">
            <text:p><text:s/>6,628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22" calcext:value-type="float">
            <text:p><text:s/>121.22 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omina mes Mayo 2020</text:p>
          </table:table-cell>
        </table:table-row>
        <table:table-row table:style-name="ro6">
          <table:table-cell office:value-type="float" office:value="5468" calcext:value-type="float">
            <text:p>5468</text:p>
          </table:table-cell>
          <table:table-cell office:value-type="string" calcext:value-type="string">
            <text:p><text:s/>4,929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98.95" calcext:value-type="float">
            <text:p><text:s/>1,698.95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</table:table-row>
        <table:table-row table:style-name="ro6">
          <table:table-cell office:value-type="float" office:value="5469" calcext:value-type="float">
            <text:p>5469</text:p>
          </table:table-cell>
          <table:table-cell office:value-type="string" calcext:value-type="string">
            <text:p><text:s/>4,840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66" calcext:value-type="float">
            <text:p><text:s/>88.66 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omina mes Junio 2020</text:p>
          </table:table-cell>
        </table:table-row>
        <table:table-row table:style-name="ro6">
          <table:table-cell office:value-type="float" office:value="5470" calcext:value-type="float">
            <text:p>5470</text:p>
          </table:table-cell>
          <table:table-cell office:value-type="string" calcext:value-type="string">
            <text:p><text:s/>2,669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71.06" calcext:value-type="float">
            <text:p><text:s/>2,171.06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</table:table-row>
        <table:table-row table:style-name="ro6">
          <table:table-cell office:value-type="float" office:value="5471" calcext:value-type="float">
            <text:p>5471</text:p>
          </table:table-cell>
          <table:table-cell office:value-type="string" calcext:value-type="string">
            <text:p><text:s/>4,368.42</text:p>
          </table:table-cell>
          <table:table-cell office:value-type="float" office:value="1698.95" calcext:value-type="float">
            <text:p><text:s/>1,698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9402" calcext:value-type="float">
            <text:p>299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0488-0 :ND:0-020488 Pago Iess Planillas Norma</text:p>
          </table:table-cell>
        </table:table-row>
        <table:table-row table:style-name="ro6">
          <table:table-cell office:value-type="float" office:value="5472" calcext:value-type="float">
            <text:p>5472</text:p>
          </table:table-cell>
          <table:table-cell office:value-type="string" calcext:value-type="string">
            <text:p><text:s/>4,457.08</text:p>
          </table:table-cell>
          <table:table-cell office:value-type="float" office:value="88.66" calcext:value-type="float">
            <text:p><text:s/>88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9202" calcext:value-type="float">
            <text:p>299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0487-0 :ND:0-020487 Pago Iess Ext. conyugues </text:p>
          </table:table-cell>
        </table:table-row>
        <table:table-row table:style-name="ro6">
          <table:table-cell office:value-type="float" office:value="5473" calcext:value-type="float">
            <text:p>5473</text:p>
          </table:table-cell>
          <table:table-cell office:value-type="string" calcext:value-type="string">
            <text:p><text:s/>4,352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.7" calcext:value-type="float">
            <text:p><text:s/>104.70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</table:table-row>
        <table:table-row table:style-name="ro6">
          <table:table-cell office:value-type="float" office:value="5474" calcext:value-type="float">
            <text:p>5474</text:p>
          </table:table-cell>
          <table:table-cell office:value-type="string" calcext:value-type="string">
            <text:p><text:s/>4,441.04</text:p>
          </table:table-cell>
          <table:table-cell office:value-type="float" office:value="88.66" calcext:value-type="float">
            <text:p><text:s/>88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11302" calcext:value-type="float">
            <text:p>311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1-0 :ND:0-020121 Pago IESS extencion de co</text:p>
          </table:table-cell>
        </table:table-row>
        <table:table-row table:style-name="ro6">
          <table:table-cell office:value-type="float" office:value="5475" calcext:value-type="float">
            <text:p>5475</text:p>
          </table:table-cell>
          <table:table-cell office:value-type="string" calcext:value-type="string">
            <text:p><text:s/>6,394.58</text:p>
          </table:table-cell>
          <table:table-cell office:value-type="float" office:value="1953.54" calcext:value-type="float">
            <text:p><text:s/>1,953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11502" calcext:value-type="float">
            <text:p>311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3-0 :ND:0-020123 Pago IESS planilla normal</text:p>
          </table:table-cell>
        </table:table-row>
        <table:table-row table:style-name="ro6">
          <table:table-cell office:value-type="float" office:value="5476" calcext:value-type="float">
            <text:p>5476</text:p>
          </table:table-cell>
          <table:table-cell office:value-type="string" calcext:value-type="string">
            <text:p><text:s/>6,612.10</text:p>
          </table:table-cell>
          <table:table-cell office:value-type="float" office:value="217.52" calcext:value-type="float">
            <text:p><text:s/>217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11702" calcext:value-type="float">
            <text:p>311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2-0 :ND:0-020122 Pago IESS Planilla ajuste</text:p>
          </table:table-cell>
        </table:table-row>
        <table:table-row table:style-name="ro6">
          <table:table-cell office:value-type="float" office:value="5477" calcext:value-type="float">
            <text:p>5477</text:p>
          </table:table-cell>
          <table:table-cell office:value-type="string" calcext:value-type="string">
            <text:p><text:s/>3,654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57.6" calcext:value-type="float">
            <text:p><text:s/>2,957.60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</table:table-row>
        <table:table-row table:style-name="ro6">
          <table:table-cell office:value-type="float" office:value="5478" calcext:value-type="float">
            <text:p>5478</text:p>
          </table:table-cell>
          <table:table-cell office:value-type="string" calcext:value-type="string">
            <text:p><text:s/>5,160.86</text:p>
          </table:table-cell>
          <table:table-cell office:value-type="float" office:value="1506.36" calcext:value-type="float">
            <text:p><text:s/>1,50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7" calcext:value-type="float">
            <text:p>17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IARIO #1714: REVERSO</text:p>
          </table:table-cell>
        </table:table-row>
        <table:table-row table:style-name="ro6">
          <table:table-cell office:value-type="float" office:value="5479" calcext:value-type="float">
            <text:p>5479</text:p>
          </table:table-cell>
          <table:table-cell office:value-type="string" calcext:value-type="string">
            <text:p><text:s/>5,201.43</text:p>
          </table:table-cell>
          <table:table-cell office:value-type="float" office:value="40.57" calcext:value-type="float">
            <text:p><text:s/>40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22202" calcext:value-type="float">
            <text:p>322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40-1 :ND:1-15840 PAGO IESS EXT CONYUGUE JUL-</text:p>
          </table:table-cell>
        </table:table-row>
        <table:table-row table:style-name="ro6">
          <table:table-cell office:value-type="float" office:value="5480" calcext:value-type="float">
            <text:p>5480</text:p>
          </table:table-cell>
          <table:table-cell office:value-type="string" calcext:value-type="string">
            <text:p><text:s/>7,244.83</text:p>
          </table:table-cell>
          <table:table-cell office:value-type="float" office:value="2043.4" calcext:value-type="float">
            <text:p><text:s/>2,043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22602" calcext:value-type="float">
            <text:p>322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41-1 :ND:1-15841 PAGO IESS PLANILLA NORMALES</text:p>
          </table:table-cell>
        </table:table-row>
        <table:table-row table:style-name="ro6">
          <table:table-cell office:value-type="float" office:value="5481" calcext:value-type="float">
            <text:p>5481</text:p>
          </table:table-cell>
          <table:table-cell office:value-type="string" calcext:value-type="string">
            <text:p><text:s/>8,159.03</text:p>
          </table:table-cell>
          <table:table-cell office:value-type="float" office:value="914.2" calcext:value-type="float">
            <text:p><text:s/>914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22402" calcext:value-type="float">
            <text:p>322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42-1 :ND:1-15842 PAGO IESS PLANILLAS APORTES</text:p>
          </table:table-cell>
        </table:table-row>
        <table:table-row table:style-name="ro6">
          <table:table-cell office:value-type="float" office:value="5482" calcext:value-type="float">
            <text:p>5482</text:p>
          </table:table-cell>
          <table:table-cell office:value-type="string" calcext:value-type="string">
            <text:p><text:s/>8,247.69</text:p>
          </table:table-cell>
          <table:table-cell office:value-type="float" office:value="88.66" calcext:value-type="float">
            <text:p><text:s/>88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22302" calcext:value-type="float">
            <text:p>322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39-1 :ND:1-15839 PAGO IESS EXT CONYUGUE JUL-</text:p>
          </table:table-cell>
        </table:table-row>
        <table:table-row table:style-name="ro6">
          <table:table-cell office:value-type="float" office:value="5483" calcext:value-type="float">
            <text:p>5483</text:p>
          </table:table-cell>
          <table:table-cell office:value-type="string" calcext:value-type="string">
            <text:p><text:s/>8,135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.18" calcext:value-type="float">
            <text:p><text:s/>112.18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5484" calcext:value-type="float">
            <text:p>5484</text:p>
          </table:table-cell>
          <table:table-cell office:value-type="string" calcext:value-type="string">
            <text:p><text:s/>6,777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7.63" calcext:value-type="float">
            <text:p><text:s/>1,357.63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</table:table-row>
        <table:table-row table:style-name="ro6">
          <table:table-cell office:value-type="float" office:value="5485" calcext:value-type="float">
            <text:p>5485</text:p>
          </table:table-cell>
          <table:table-cell office:value-type="string" calcext:value-type="string">
            <text:p><text:s/>6,656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78" calcext:value-type="float">
            <text:p><text:s/>121.78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</table:table-row>
        <table:table-row table:style-name="ro6">
          <table:table-cell office:value-type="float" office:value="5486" calcext:value-type="float">
            <text:p>5486</text:p>
          </table:table-cell>
          <table:table-cell office:value-type="string" calcext:value-type="string">
            <text:p><text:s/>5,505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0.65" calcext:value-type="float">
            <text:p><text:s/>1,150.65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</table:table-row>
        <table:table-row table:style-name="ro6">
          <table:table-cell office:value-type="float" office:value="5487" calcext:value-type="float">
            <text:p>5487</text:p>
          </table:table-cell>
          <table:table-cell office:value-type="string" calcext:value-type="string">
            <text:p><text:s/>3,728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77.35" calcext:value-type="float">
            <text:p><text:s/>1,777.35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</table:table-row>
        <table:table-row table:style-name="ro6">
          <table:table-cell office:value-type="float" office:value="5488" calcext:value-type="float">
            <text:p>5488</text:p>
          </table:table-cell>
          <table:table-cell office:value-type="string" calcext:value-type="string">
            <text:p><text:s/>3,568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9.4" calcext:value-type="float">
            <text:p><text:s/>159.40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</table:table-row>
        <table:table-row table:style-name="ro6">
          <table:table-cell office:value-type="float" office:value="5489" calcext:value-type="float">
            <text:p>5489</text:p>
          </table:table-cell>
          <table:table-cell office:value-type="string" calcext:value-type="string">
            <text:p><text:s/>2,062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6.36" calcext:value-type="float">
            <text:p><text:s/>1,506.36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</table:table-row>
        <table:table-row table:style-name="ro6">
          <table:table-cell office:value-type="float" office:value="5490" calcext:value-type="float">
            <text:p>5490</text:p>
          </table:table-cell>
          <table:table-cell office:value-type="string" calcext:value-type="string">
            <text:p><text:s/>555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6.36" calcext:value-type="float">
            <text:p><text:s/>1,506.36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</table:table-row>
        <table:table-row table:style-name="ro6">
          <table:table-cell office:value-type="float" office:value="5491" calcext:value-type="float">
            <text:p>5491</text:p>
          </table:table-cell>
          <table:table-cell office:value-type="string" calcext:value-type="string">
            <text:p><text:s/>90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5.68" calcext:value-type="float">
            <text:p><text:s/>465.68 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823 MACHALA: RECLASIFICACIÓN</text:p>
          </table:table-cell>
        </table:table-row>
        <table:table-row table:style-name="ro6">
          <table:table-cell office:value-type="float" office:value="5492" calcext:value-type="float">
            <text:p>5492</text:p>
          </table:table-cell>
          <table:table-cell office:value-type="string" calcext:value-type="string">
            <text:p>-30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.92" calcext:value-type="float">
            <text:p><text:s/>120.92 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833 MACHALA: RECLASIFICACIÓN</text:p>
          </table:table-cell>
        </table:table-row>
        <table:table-row table:style-name="ro6">
          <table:table-cell office:value-type="float" office:value="5493" calcext:value-type="float">
            <text:p>5493</text:p>
          </table:table-cell>
          <table:table-cell office:value-type="string" calcext:value-type="string">
            <text:p>-18.26</text:p>
          </table:table-cell>
          <table:table-cell office:value-type="float" office:value="12.36" calcext:value-type="float">
            <text:p><text:s/>12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854 MACHALA: PAGO DE APORTACIONES IESS ENE-2020</text:p>
          </table:table-cell>
        </table:table-row>
        <table:table-row table:style-name="ro6">
          <table:table-cell office:value-type="float" office:value="5494" calcext:value-type="float">
            <text:p>5494</text:p>
          </table:table-cell>
          <table:table-cell office:value-type="string" calcext:value-type="string">
            <text:p>-106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66" calcext:value-type="float">
            <text:p><text:s/>88.66 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83902 MACHALA: RECLASIFICACIÓN</text:p>
          </table:table-cell>
        </table:table-row>
        <table:table-row table:style-name="ro6">
          <table:table-cell office:value-type="float" office:value="5495" calcext:value-type="float">
            <text:p>5495</text:p>
          </table:table-cell>
          <table:table-cell office:value-type="string" calcext:value-type="string">
            <text:p>-132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" calcext:value-type="float">
            <text:p><text:s/>26.00 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87302 MACHALA: RECLASIFICACIÓN</text:p>
          </table:table-cell>
        </table:table-row>
        <table:table-row table:style-name="ro6">
          <table:table-cell office:value-type="float" office:value="5496" calcext:value-type="float">
            <text:p>5496</text:p>
          </table:table-cell>
          <table:table-cell office:value-type="string" calcext:value-type="string">
            <text:p>-261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8.71" calcext:value-type="float">
            <text:p><text:s/>128.71 </text:p>
          </table:table-cell>
          <table:table-cell/>
          <table:table-cell office:value-type="float" office:value="1757" calcext:value-type="float">
            <text:p>17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90602 MACHALA: RECLASIFICACIÓN</text:p>
          </table:table-cell>
        </table:table-row>
        <table:table-row table:style-name="ro6">
          <table:table-cell office:value-type="float" office:value="5497" calcext:value-type="float">
            <text:p>5497</text:p>
          </table:table-cell>
          <table:table-cell office:value-type="string" calcext:value-type="string">
            <text:p>-3,643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82.05" calcext:value-type="float">
            <text:p><text:s/>3,382.05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</table:table-row>
        <table:table-row table:style-name="ro6">
          <table:table-cell office:value-type="float" office:value="5498" calcext:value-type="float">
            <text:p>5498</text:p>
          </table:table-cell>
          <table:table-cell office:value-type="string" calcext:value-type="string">
            <text:p>-3,599.17</text:p>
          </table:table-cell>
          <table:table-cell office:value-type="float" office:value="44.51" calcext:value-type="float">
            <text:p><text:s/>44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33502" calcext:value-type="float">
            <text:p>333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52-1 :PAGO IESS EXT CONYUGUE AGO-20 AJUSTE</text:p>
          </table:table-cell>
        </table:table-row>
        <table:table-row table:style-name="ro6">
          <table:table-cell office:value-type="float" office:value="5499" calcext:value-type="float">
            <text:p>5499</text:p>
          </table:table-cell>
          <table:table-cell office:value-type="string" calcext:value-type="string">
            <text:p>-3,527.56</text:p>
          </table:table-cell>
          <table:table-cell office:value-type="float" office:value="71.61" calcext:value-type="float">
            <text:p><text:s/>71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33302" calcext:value-type="float">
            <text:p>333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49-1 :PAGO IESS EXT CONYUGUE AGO-20</text:p>
          </table:table-cell>
        </table:table-row>
        <table:table-row table:style-name="ro6">
          <table:table-cell office:value-type="float" office:value="5500" calcext:value-type="float">
            <text:p>5500</text:p>
          </table:table-cell>
          <table:table-cell office:value-type="string" calcext:value-type="string">
            <text:p>-2,188.90</text:p>
          </table:table-cell>
          <table:table-cell office:value-type="float" office:value="1338.66" calcext:value-type="float">
            <text:p><text:s/>1,338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33002" calcext:value-type="float">
            <text:p>333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51-1 :PAGO IESS PLANILLAS APORTES AGO-20 AJU</text:p>
          </table:table-cell>
        </table:table-row>
        <table:table-row table:style-name="ro6">
          <table:table-cell office:value-type="float" office:value="5501" calcext:value-type="float">
            <text:p>5501</text:p>
          </table:table-cell>
          <table:table-cell office:value-type="string" calcext:value-type="string">
            <text:p>-156.22</text:p>
          </table:table-cell>
          <table:table-cell office:value-type="float" office:value="2032.68" calcext:value-type="float">
            <text:p><text:s/>2,032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32902" calcext:value-type="float">
            <text:p>332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50-1 :PAGO IESS PLANILLA NORMALES AGO-20</text:p>
          </table:table-cell>
        </table:table-row>
        <table:table-row table:style-name="ro6">
          <table:table-cell office:value-type="float" office:value="5502" calcext:value-type="float">
            <text:p>5502</text:p>
          </table:table-cell>
          <table:table-cell office:value-type="string" calcext:value-type="string">
            <text:p>-272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6.12" calcext:value-type="float">
            <text:p><text:s/>116.12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5503" calcext:value-type="float">
            <text:p>5503</text:p>
          </table:table-cell>
          <table:table-cell office:value-type="string" calcext:value-type="string">
            <text:p>-4,212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40.41" calcext:value-type="float">
            <text:p><text:s/>3,940.41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</table:table-row>
        <table:table-row table:style-name="ro6">
          <table:table-cell office:value-type="float" office:value="5504" calcext:value-type="float">
            <text:p>5504</text:p>
          </table:table-cell>
          <table:table-cell office:value-type="string" calcext:value-type="string">
            <text:p>-8,087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74.48" calcext:value-type="float">
            <text:p><text:s/>3,874.48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</table:table-row>
        <table:table-row table:style-name="ro6">
          <table:table-cell office:value-type="float" office:value="5505" calcext:value-type="float">
            <text:p>5505</text:p>
          </table:table-cell>
          <table:table-cell office:value-type="string" calcext:value-type="string">
            <text:p>-8,232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5.37" calcext:value-type="float">
            <text:p><text:s/>145.37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6">
          <table:table-cell office:value-type="float" office:value="5506" calcext:value-type="float">
            <text:p>5506</text:p>
          </table:table-cell>
          <table:table-cell office:value-type="string" calcext:value-type="string">
            <text:p>-6,189.20</text:p>
          </table:table-cell>
          <table:table-cell office:value-type="float" office:value="2043.4" calcext:value-type="float">
            <text:p><text:s/>2,043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41402" calcext:value-type="float">
            <text:p>341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4-1 :ND:1-14914 PAGO IESS PLANILLA NORMALES</text:p>
          </table:table-cell>
        </table:table-row>
        <table:table-row table:style-name="ro6">
          <table:table-cell office:value-type="float" office:value="5507" calcext:value-type="float">
            <text:p>5507</text:p>
          </table:table-cell>
          <table:table-cell office:value-type="string" calcext:value-type="string">
            <text:p>-4,292.21</text:p>
          </table:table-cell>
          <table:table-cell office:value-type="float" office:value="1896.99" calcext:value-type="float">
            <text:p><text:s/>1,896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41502" calcext:value-type="float">
            <text:p>341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2-1 :ND:1-14912 PAGO IESS PLANILLAS APORTES</text:p>
          </table:table-cell>
        </table:table-row>
        <table:table-row table:style-name="ro6">
          <table:table-cell office:value-type="float" office:value="5508" calcext:value-type="float">
            <text:p>5508</text:p>
          </table:table-cell>
          <table:table-cell office:value-type="string" calcext:value-type="string">
            <text:p>-4,220.60</text:p>
          </table:table-cell>
          <table:table-cell office:value-type="float" office:value="71.61" calcext:value-type="float">
            <text:p><text:s/>71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41602" calcext:value-type="float">
            <text:p>341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1-1 :ND:1-14911 PAGO IESS EXT CONYUGUE SEP-</text:p>
          </table:table-cell>
        </table:table-row>
        <table:table-row table:style-name="ro6">
          <table:table-cell office:value-type="float" office:value="5509" calcext:value-type="float">
            <text:p>5509</text:p>
          </table:table-cell>
          <table:table-cell office:value-type="string" calcext:value-type="string">
            <text:p>-4,146.84</text:p>
          </table:table-cell>
          <table:table-cell office:value-type="float" office:value="73.76" calcext:value-type="float">
            <text:p><text:s/>73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41702" calcext:value-type="float">
            <text:p>341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5-1 :ND:1-14915 PAGO IESS EXT CONYUGUE SEP-</text:p>
          </table:table-cell>
        </table:table-row>
        <table:table-row table:style-name="ro7">
          <table:table-cell table:style-name="ce282" office:value-type="float" office:value="5516" calcext:value-type="float">
            <text:p>5516</text:p>
          </table:table-cell>
          <table:table-cell table:style-name="ce284" office:value-type="string" calcext:value-type="string">
            <text:p>2-1-1-02-01-006</text:p>
          </table:table-cell>
          <table:table-cell table:style-name="ce286" office:value-type="float" office:value="-591.61" calcext:value-type="float">
            <text:p><text:s/>(591.61)</text:p>
          </table:table-cell>
          <table:table-cell table:style-name="ce286" office:value-type="string" office:string-value="Fondo Reserva por Pagar" calcext:value-type="string">
            <text:p><text:s/>Fondo Reserva por Pagar </text:p>
          </table:table-cell>
          <table:table-cell table:style-name="ce282"/>
          <table:table-cell table:style-name="ce288" table:number-columns-repeated="2"/>
          <table:table-cell table:style-name="ce282" table:number-columns-repeated="4"/>
        </table:table-row>
        <table:table-row table:style-name="ro6">
          <table:table-cell office:value-type="float" office:value="5517" calcext:value-type="float">
            <text:p>5517</text:p>
          </table:table-cell>
          <table:table-cell office:value-type="string" calcext:value-type="string">
            <text:p>-1,135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3.47" calcext:value-type="float">
            <text:p><text:s/>543.47 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N/D #258402 Reclasificacion</text:p>
          </table:table-cell>
        </table:table-row>
        <table:table-row table:style-name="ro6">
          <table:table-cell office:value-type="float" office:value="5518" calcext:value-type="float">
            <text:p>5518</text:p>
          </table:table-cell>
          <table:table-cell office:value-type="string" calcext:value-type="string">
            <text:p>-1,768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3.59" calcext:value-type="float">
            <text:p><text:s/>633.59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</table:table-row>
        <table:table-row table:style-name="ro6">
          <table:table-cell office:value-type="float" office:value="5519" calcext:value-type="float">
            <text:p>5519</text:p>
          </table:table-cell>
          <table:table-cell office:value-type="string" calcext:value-type="string">
            <text:p>-1,212.13</text:p>
          </table:table-cell>
          <table:table-cell office:value-type="float" office:value="556.54" calcext:value-type="float">
            <text:p><text:s/>556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</table:table-row>
        <table:table-row table:style-name="ro6">
          <table:table-cell office:value-type="float" office:value="5520" calcext:value-type="float">
            <text:p>5520</text:p>
          </table:table-cell>
          <table:table-cell office:value-type="string" calcext:value-type="string">
            <text:p>-655.59</text:p>
          </table:table-cell>
          <table:table-cell office:value-type="float" office:value="556.54" calcext:value-type="float">
            <text:p><text:s/>556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5902" calcext:value-type="float">
            <text:p>265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45925-0 :ND:0-445925 FIN DE MES ENERO 2020 - D</text:p>
          </table:table-cell>
        </table:table-row>
        <table:table-row table:style-name="ro6">
          <table:table-cell office:value-type="float" office:value="5521" calcext:value-type="float">
            <text:p>5521</text:p>
          </table:table-cell>
          <table:table-cell office:value-type="string" calcext:value-type="string">
            <text:p>-713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31" calcext:value-type="float">
            <text:p><text:s/>58.31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6902" calcext:value-type="float">
            <text:p>266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79-0 :NC:0-603479 Acreditación valor debita</text:p>
          </table:table-cell>
        </table:table-row>
        <table:table-row table:style-name="ro6">
          <table:table-cell office:value-type="float" office:value="5522" calcext:value-type="float">
            <text:p>5522</text:p>
          </table:table-cell>
          <table:table-cell office:value-type="string" calcext:value-type="string">
            <text:p>-727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63" calcext:value-type="float">
            <text:p><text:s/>13.63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7002" calcext:value-type="float">
            <text:p>267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86-0 :NC:0-603486 Acreditación valor debita</text:p>
          </table:table-cell>
        </table:table-row>
        <table:table-row table:style-name="ro6">
          <table:table-cell office:value-type="float" office:value="5523" calcext:value-type="float">
            <text:p>5523</text:p>
          </table:table-cell>
          <table:table-cell office:value-type="string" calcext:value-type="string">
            <text:p>-713.90</text:p>
          </table:table-cell>
          <table:table-cell office:value-type="float" office:value="13.63" calcext:value-type="float">
            <text:p><text:s/>13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4902" calcext:value-type="float">
            <text:p>264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4-0 :ND:0-20764 PLANILLA AJUSTE FONDO DE RE</text:p>
          </table:table-cell>
        </table:table-row>
        <table:table-row table:style-name="ro6">
          <table:table-cell office:value-type="float" office:value="5524" calcext:value-type="float">
            <text:p>5524</text:p>
          </table:table-cell>
          <table:table-cell office:value-type="string" calcext:value-type="string">
            <text:p>-655.59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4702" calcext:value-type="float">
            <text:p>264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3-0 :ND:0-20763 PAGO PLANILLA FONDO RESERVA</text:p>
          </table:table-cell>
        </table:table-row>
        <table:table-row table:style-name="ro6">
          <table:table-cell office:value-type="float" office:value="5525" calcext:value-type="float">
            <text:p>5525</text:p>
          </table:table-cell>
          <table:table-cell office:value-type="string" calcext:value-type="string">
            <text:p>-641.96</text:p>
          </table:table-cell>
          <table:table-cell office:value-type="float" office:value="13.63" calcext:value-type="float">
            <text:p><text:s/>13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3202" calcext:value-type="float">
            <text:p>253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3-0 IESS :DB -1070987682: PAGO PLANILLA IESS </text:p>
          </table:table-cell>
        </table:table-row>
        <table:table-row table:style-name="ro6">
          <table:table-cell office:value-type="float" office:value="5526" calcext:value-type="float">
            <text:p>5526</text:p>
          </table:table-cell>
          <table:table-cell office:value-type="string" calcext:value-type="string">
            <text:p>-583.65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3202" calcext:value-type="float">
            <text:p>253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3-0 IESS :DB -1070987682: PAGO PLANILLA IESS </text:p>
          </table:table-cell>
        </table:table-row>
        <table:table-row table:style-name="ro6">
          <table:table-cell office:value-type="float" office:value="5527" calcext:value-type="float">
            <text:p>5527</text:p>
          </table:table-cell>
          <table:table-cell office:value-type="string" calcext:value-type="string">
            <text:p>-40.18</text:p>
          </table:table-cell>
          <table:table-cell office:value-type="float" office:value="543.47" calcext:value-type="float">
            <text:p><text:s/>543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8402" calcext:value-type="float">
            <text:p>258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1828-0 :ND:0-421828 PAGO FIN DE MES DICIEMBRE</text:p>
          </table:table-cell>
        </table:table-row>
        <table:table-row table:style-name="ro6">
          <table:table-cell office:value-type="float" office:value="5528" calcext:value-type="float">
            <text:p>5528</text:p>
          </table:table-cell>
          <table:table-cell office:value-type="string" calcext:value-type="string">
            <text:p>-596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6.54" calcext:value-type="float">
            <text:p><text:s/>556.54 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/D #445925 TRANSACCION #265902 RECLASIFICACIÓN</text:p>
          </table:table-cell>
        </table:table-row>
        <table:table-row table:style-name="ro6">
          <table:table-cell office:value-type="float" office:value="5529" calcext:value-type="float">
            <text:p>5529</text:p>
          </table:table-cell>
          <table:table-cell office:value-type="string" calcext:value-type="string">
            <text:p>-538.41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75102" calcext:value-type="float">
            <text:p>275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19800-0 :ND:0-19800 PAGO FONDO DE RESERVA MES E</text:p>
          </table:table-cell>
        </table:table-row>
        <table:table-row table:style-name="ro6">
          <table:table-cell office:value-type="float" office:value="5530" calcext:value-type="float">
            <text:p>5530</text:p>
          </table:table-cell>
          <table:table-cell office:value-type="string" calcext:value-type="string">
            <text:p>-519.70</text:p>
          </table:table-cell>
          <table:table-cell office:value-type="float" office:value="18.71" calcext:value-type="float">
            <text:p><text:s/>18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9202" calcext:value-type="float">
            <text:p>259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6-0 IESS :DB -1070987682: PLANILLAS AJUSTES F</text:p>
          </table:table-cell>
        </table:table-row>
        <table:table-row table:style-name="ro6">
          <table:table-cell office:value-type="float" office:value="5531" calcext:value-type="float">
            <text:p>5531</text:p>
          </table:table-cell>
          <table:table-cell office:value-type="string" calcext:value-type="string">
            <text:p>-502.02</text:p>
          </table:table-cell>
          <table:table-cell office:value-type="float" office:value="17.68" calcext:value-type="float">
            <text:p><text:s/>17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87502" calcext:value-type="float">
            <text:p>287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8-0 :ND:0-018668 PLANILLA AJUSTE FONDO RES</text:p>
          </table:table-cell>
        </table:table-row>
        <table:table-row table:style-name="ro6">
          <table:table-cell office:value-type="float" office:value="5532" calcext:value-type="float">
            <text:p>5532</text:p>
          </table:table-cell>
          <table:table-cell office:value-type="string" calcext:value-type="string">
            <text:p>-443.71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89402" calcext:value-type="float">
            <text:p>289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6-0 :ND:0-018666 PAGO FONDO RESERVA MES FE</text:p>
          </table:table-cell>
        </table:table-row>
        <table:table-row table:style-name="ro6">
          <table:table-cell office:value-type="float" office:value="5533" calcext:value-type="float">
            <text:p>5533</text:p>
          </table:table-cell>
          <table:table-cell office:value-type="string" calcext:value-type="string">
            <text:p><text:s/>249.15</text:p>
          </table:table-cell>
          <table:table-cell office:value-type="float" office:value="692.86" calcext:value-type="float">
            <text:p><text:s/>69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omina mes Abril 2020</text:p>
          </table:table-cell>
        </table:table-row>
        <table:table-row table:style-name="ro6">
          <table:table-cell office:value-type="float" office:value="5534" calcext:value-type="float">
            <text:p>5534</text:p>
          </table:table-cell>
          <table:table-cell office:value-type="string" calcext:value-type="string">
            <text:p><text:s/>295.13</text:p>
          </table:table-cell>
          <table:table-cell office:value-type="float" office:value="45.98" calcext:value-type="float">
            <text:p><text:s/>45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1002" calcext:value-type="float">
            <text:p>291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80-0 :ND:0-019280 PAGO IESS AJUSTES FONDO R</text:p>
          </table:table-cell>
        </table:table-row>
        <table:table-row table:style-name="ro6">
          <table:table-cell office:value-type="float" office:value="5535" calcext:value-type="float">
            <text:p>5535</text:p>
          </table:table-cell>
          <table:table-cell office:value-type="string" calcext:value-type="string">
            <text:p><text:s/>353.44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1502" calcext:value-type="float">
            <text:p>291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82-0 :ND:0-019282 PAGO IESS FONDO DE RESERV</text:p>
          </table:table-cell>
        </table:table-row>
        <table:table-row table:style-name="ro6">
          <table:table-cell office:value-type="float" office:value="5536" calcext:value-type="float">
            <text:p>5536</text:p>
          </table:table-cell>
          <table:table-cell office:value-type="string" calcext:value-type="string">
            <text:p>-4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6.39" calcext:value-type="float">
            <text:p><text:s/>766.39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</table:table-row>
        <table:table-row table:style-name="ro6">
          <table:table-cell office:value-type="float" office:value="5537" calcext:value-type="float">
            <text:p>5537</text:p>
          </table:table-cell>
          <table:table-cell office:value-type="string" calcext:value-type="string">
            <text:p><text:s/>183.92</text:p>
          </table:table-cell>
          <table:table-cell office:value-type="float" office:value="596.87" calcext:value-type="float">
            <text:p><text:s/>596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omina mes Mayo 2020</text:p>
          </table:table-cell>
        </table:table-row>
        <table:table-row table:style-name="ro6">
          <table:table-cell office:value-type="float" office:value="5538" calcext:value-type="float">
            <text:p>5538</text:p>
          </table:table-cell>
          <table:table-cell office:value-type="string" calcext:value-type="string">
            <text:p><text:s/>242.23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3902" calcext:value-type="float">
            <text:p>2939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6-0 :ND:0-021726 PLANILLA NORMAL FONDO RES</text:p>
          </table:table-cell>
        </table:table-row>
        <table:table-row table:style-name="ro6">
          <table:table-cell office:value-type="float" office:value="5539" calcext:value-type="float">
            <text:p>5539</text:p>
          </table:table-cell>
          <table:table-cell office:value-type="string" calcext:value-type="string">
            <text:p><text:s/>257.42</text:p>
          </table:table-cell>
          <table:table-cell office:value-type="float" office:value="15.19" calcext:value-type="float">
            <text:p><text:s/>15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4102" calcext:value-type="float">
            <text:p>2941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7-0 :ND:0-021727 PLANILLA AJUSTE FONDO DE </text:p>
          </table:table-cell>
        </table:table-row>
        <table:table-row table:style-name="ro6">
          <table:table-cell office:value-type="float" office:value="5540" calcext:value-type="float">
            <text:p>5540</text:p>
          </table:table-cell>
          <table:table-cell office:value-type="string" calcext:value-type="string">
            <text:p>-397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5.2" calcext:value-type="float">
            <text:p><text:s/>655.20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</table:table-row>
        <table:table-row table:style-name="ro6">
          <table:table-cell office:value-type="float" office:value="5541" calcext:value-type="float">
            <text:p>5541</text:p>
          </table:table-cell>
          <table:table-cell office:value-type="string" calcext:value-type="string">
            <text:p>-461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.14" calcext:value-type="float">
            <text:p><text:s/>64.14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</table:table-row>
        <table:table-row table:style-name="ro6">
          <table:table-cell office:value-type="float" office:value="5542" calcext:value-type="float">
            <text:p>5542</text:p>
          </table:table-cell>
          <table:table-cell office:value-type="string" calcext:value-type="string">
            <text:p>-1,235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3.11" calcext:value-type="float">
            <text:p><text:s/>773.11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</table:table-row>
        <table:table-row table:style-name="ro6">
          <table:table-cell office:value-type="float" office:value="5543" calcext:value-type="float">
            <text:p>5543</text:p>
          </table:table-cell>
          <table:table-cell office:value-type="string" calcext:value-type="string">
            <text:p>-1,176.72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9602" calcext:value-type="float">
            <text:p>299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0489-0 :ND:0-020489 Planilla Iess fondo de re</text:p>
          </table:table-cell>
        </table:table-row>
        <table:table-row table:style-name="ro6">
          <table:table-cell office:value-type="float" office:value="5544" calcext:value-type="float">
            <text:p>5544</text:p>
          </table:table-cell>
          <table:table-cell office:value-type="string" calcext:value-type="string">
            <text:p>-403.61</text:p>
          </table:table-cell>
          <table:table-cell office:value-type="float" office:value="773.11" calcext:value-type="float">
            <text:p><text:s/>773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omina mes Junio 2020</text:p>
          </table:table-cell>
        </table:table-row>
        <table:table-row table:style-name="ro6">
          <table:table-cell office:value-type="float" office:value="5545" calcext:value-type="float">
            <text:p>5545</text:p>
          </table:table-cell>
          <table:table-cell office:value-type="string" calcext:value-type="string">
            <text:p>-397.78</text:p>
          </table:table-cell>
          <table:table-cell office:value-type="float" office:value="5.83" calcext:value-type="float">
            <text:p><text:s/>5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11602" calcext:value-type="float">
            <text:p>311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5-0 :ND:0-020125 Pago IESS ajuste fondo de</text:p>
          </table:table-cell>
        </table:table-row>
        <table:table-row table:style-name="ro6">
          <table:table-cell office:value-type="float" office:value="5546" calcext:value-type="float">
            <text:p>5546</text:p>
          </table:table-cell>
          <table:table-cell office:value-type="string" calcext:value-type="string">
            <text:p><text:s/>660.51</text:p>
          </table:table-cell>
          <table:table-cell office:value-type="float" office:value="1058.29" calcext:value-type="float">
            <text:p><text:s/>1,058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</table:table-row>
        <table:table-row table:style-name="ro6">
          <table:table-cell office:value-type="float" office:value="5547" calcext:value-type="float">
            <text:p>5547</text:p>
          </table:table-cell>
          <table:table-cell office:value-type="string" calcext:value-type="string">
            <text:p><text:s/>718.82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11402" calcext:value-type="float">
            <text:p>311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4-0 :ND:0-020124 Pago IESS Fondo de reserv</text:p>
          </table:table-cell>
        </table:table-row>
        <table:table-row table:style-name="ro6">
          <table:table-cell office:value-type="float" office:value="5548" calcext:value-type="float">
            <text:p>5548</text:p>
          </table:table-cell>
          <table:table-cell office:value-type="string" calcext:value-type="string">
            <text:p><text:s/>636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.29" calcext:value-type="float">
            <text:p><text:s/>82.29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</table:table-row>
        <table:table-row table:style-name="ro6">
          <table:table-cell office:value-type="float" office:value="5549" calcext:value-type="float">
            <text:p>5549</text:p>
          </table:table-cell>
          <table:table-cell office:value-type="string" calcext:value-type="string">
            <text:p>-421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8.29" calcext:value-type="float">
            <text:p><text:s/>1,058.29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</table:table-row>
        <table:table-row table:style-name="ro6">
          <table:table-cell office:value-type="float" office:value="5550" calcext:value-type="float">
            <text:p>5550</text:p>
          </table:table-cell>
          <table:table-cell office:value-type="string" calcext:value-type="string">
            <text:p>-1,588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67.01" calcext:value-type="float">
            <text:p><text:s/>1,167.01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</table:table-row>
        <table:table-row table:style-name="ro6">
          <table:table-cell office:value-type="float" office:value="5551" calcext:value-type="float">
            <text:p>5551</text:p>
          </table:table-cell>
          <table:table-cell office:value-type="string" calcext:value-type="string">
            <text:p>-1,530.46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22102" calcext:value-type="float">
            <text:p>322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43-1 :ND:1-15843 PAGO IESS FONDO DE RESERVA </text:p>
          </table:table-cell>
        </table:table-row>
        <table:table-row table:style-name="ro6">
          <table:table-cell office:value-type="float" office:value="5552" calcext:value-type="float">
            <text:p>5552</text:p>
          </table:table-cell>
          <table:table-cell office:value-type="string" calcext:value-type="string">
            <text:p>-1,506.48</text:p>
          </table:table-cell>
          <table:table-cell office:value-type="float" office:value="23.98" calcext:value-type="float">
            <text:p><text:s/>23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22002" calcext:value-type="float">
            <text:p>322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5844-1 :ND:1-15844 PAGO IESS FONDO RESERVA JUL</text:p>
          </table:table-cell>
        </table:table-row>
        <table:table-row table:style-name="ro6">
          <table:table-cell office:value-type="float" office:value="5553" calcext:value-type="float">
            <text:p>5553</text:p>
          </table:table-cell>
          <table:table-cell office:value-type="string" calcext:value-type="string">
            <text:p>-1,643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7.27" calcext:value-type="float">
            <text:p><text:s/>137.27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</table:table-row>
        <table:table-row table:style-name="ro6">
          <table:table-cell office:value-type="float" office:value="5554" calcext:value-type="float">
            <text:p>5554</text:p>
          </table:table-cell>
          <table:table-cell office:value-type="string" calcext:value-type="string">
            <text:p>-476.74</text:p>
          </table:table-cell>
          <table:table-cell office:value-type="float" office:value="1167.01" calcext:value-type="float">
            <text:p><text:s/>1,167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5555" calcext:value-type="float">
            <text:p>5555</text:p>
          </table:table-cell>
          <table:table-cell office:value-type="string" calcext:value-type="string">
            <text:p>-552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.02" calcext:value-type="float">
            <text:p><text:s/>76.02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</table:table-row>
        <table:table-row table:style-name="ro6">
          <table:table-cell office:value-type="float" office:value="5556" calcext:value-type="float">
            <text:p>5556</text:p>
          </table:table-cell>
          <table:table-cell office:value-type="string" calcext:value-type="string">
            <text:p>-657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.33" calcext:value-type="float">
            <text:p><text:s/>104.33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</table:table-row>
        <table:table-row table:style-name="ro6">
          <table:table-cell office:value-type="float" office:value="5557" calcext:value-type="float">
            <text:p>5557</text:p>
          </table:table-cell>
          <table:table-cell office:value-type="string" calcext:value-type="string">
            <text:p><text:s/>726.71</text:p>
          </table:table-cell>
          <table:table-cell office:value-type="float" office:value="1383.8" calcext:value-type="float">
            <text:p><text:s/>1,383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5558" calcext:value-type="float">
            <text:p>5558</text:p>
          </table:table-cell>
          <table:table-cell office:value-type="string" calcext:value-type="string">
            <text:p><text:s/>590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.81" calcext:value-type="float">
            <text:p><text:s/>135.81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</table:table-row>
        <table:table-row table:style-name="ro6">
          <table:table-cell office:value-type="float" office:value="5559" calcext:value-type="float">
            <text:p>5559</text:p>
          </table:table-cell>
          <table:table-cell office:value-type="string" calcext:value-type="string">
            <text:p>-792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3.8" calcext:value-type="float">
            <text:p><text:s/>1,383.80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</table:table-row>
        <table:table-row table:style-name="ro6">
          <table:table-cell office:value-type="float" office:value="5560" calcext:value-type="float">
            <text:p>5560</text:p>
          </table:table-cell>
          <table:table-cell office:value-type="string" calcext:value-type="string">
            <text:p>-713.94</text:p>
          </table:table-cell>
          <table:table-cell office:value-type="float" office:value="78.96" calcext:value-type="float">
            <text:p><text:s/>78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33202" calcext:value-type="float">
            <text:p>333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54-1 :PAGO IESS FONDO RESERVA AGO-20 AJUSTE</text:p>
          </table:table-cell>
        </table:table-row>
        <table:table-row table:style-name="ro6">
          <table:table-cell office:value-type="float" office:value="5561" calcext:value-type="float">
            <text:p>5561</text:p>
          </table:table-cell>
          <table:table-cell office:value-type="string" calcext:value-type="string">
            <text:p>-655.63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33402" calcext:value-type="float">
            <text:p>333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53-1 :PAGO IESS FONDO DE RESERVA AGO-20</text:p>
          </table:table-cell>
        </table:table-row>
        <table:table-row table:style-name="ro6">
          <table:table-cell office:value-type="float" office:value="5562" calcext:value-type="float">
            <text:p>5562</text:p>
          </table:table-cell>
          <table:table-cell office:value-type="string" calcext:value-type="string">
            <text:p>-2,012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6.9" calcext:value-type="float">
            <text:p><text:s/>1,356.90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</table:table-row>
        <table:table-row table:style-name="ro6">
          <table:table-cell office:value-type="float" office:value="5563" calcext:value-type="float">
            <text:p>5563</text:p>
          </table:table-cell>
          <table:table-cell office:value-type="string" calcext:value-type="string">
            <text:p>-2,149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7.33" calcext:value-type="float">
            <text:p><text:s/>137.33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</table:table-row>
        <table:table-row table:style-name="ro6">
          <table:table-cell office:value-type="float" office:value="5564" calcext:value-type="float">
            <text:p>5564</text:p>
          </table:table-cell>
          <table:table-cell office:value-type="string" calcext:value-type="string">
            <text:p>-792.96</text:p>
          </table:table-cell>
          <table:table-cell office:value-type="float" office:value="1356.9" calcext:value-type="float">
            <text:p><text:s/>1,356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6">
          <table:table-cell office:value-type="float" office:value="5565" calcext:value-type="float">
            <text:p>5565</text:p>
          </table:table-cell>
          <table:table-cell office:value-type="string" calcext:value-type="string">
            <text:p>-734.65</text:p>
          </table:table-cell>
          <table:table-cell office:value-type="float" office:value="58.31" calcext:value-type="float">
            <text:p><text:s/>5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41802" calcext:value-type="float">
            <text:p>341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3-1 :ND:1-14913 PAGO IESS FONDO DE RESERVA </text:p>
          </table:table-cell>
        </table:table-row>
        <table:table-row table:style-name="ro6">
          <table:table-cell office:value-type="float" office:value="5566" calcext:value-type="float">
            <text:p>5566</text:p>
          </table:table-cell>
          <table:table-cell office:value-type="string" calcext:value-type="string">
            <text:p>-657.15</text:p>
          </table:table-cell>
          <table:table-cell office:value-type="float" office:value="77.5" calcext:value-type="float">
            <text:p><text:s/>7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41902" calcext:value-type="float">
            <text:p>341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6-1 :ND:1-14916 PAGO IESS FONDO RESERVA SEP</text:p>
          </table:table-cell>
        </table:table-row>
        <table:table-row table:style-name="ro7">
          <table:table-cell table:style-name="ce282" office:value-type="float" office:value="5572" calcext:value-type="float">
            <text:p>5572</text:p>
          </table:table-cell>
          <table:table-cell table:style-name="ce284" office:value-type="string" calcext:value-type="string">
            <text:p>2-1-1-02-01-007</text:p>
          </table:table-cell>
          <table:table-cell table:style-name="ce286" office:value-type="float" office:value="-489.73" calcext:value-type="float">
            <text:p><text:s/>(489.73)</text:p>
          </table:table-cell>
          <table:table-cell table:style-name="ce286" office:value-type="string" office:string-value="Prestamos Quirografarios" calcext:value-type="string">
            <text:p><text:s/>Prestamos Quirografarios </text:p>
          </table:table-cell>
          <table:table-cell table:style-name="ce282"/>
          <table:table-cell table:style-name="ce288" table:number-columns-repeated="2"/>
          <table:table-cell table:style-name="ce282" table:number-columns-repeated="4"/>
        </table:table-row>
        <table:table-row table:style-name="ro6">
          <table:table-cell office:value-type="float" office:value="5573" calcext:value-type="float">
            <text:p>5573</text:p>
          </table:table-cell>
          <table:table-cell office:value-type="string" calcext:value-type="string">
            <text:p>-1,005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5.66" calcext:value-type="float">
            <text:p><text:s/>515.66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</table:table-row>
        <table:table-row table:style-name="ro6">
          <table:table-cell office:value-type="float" office:value="5574" calcext:value-type="float">
            <text:p>5574</text:p>
          </table:table-cell>
          <table:table-cell office:value-type="string" calcext:value-type="string">
            <text:p>-515.88</text:p>
          </table:table-cell>
          <table:table-cell office:value-type="float" office:value="489.51" calcext:value-type="float">
            <text:p><text:s/>489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56702" calcext:value-type="float">
            <text:p>256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2-0 IESS :CK-1070987682: PAGO IESS PLANILLA P</text:p>
          </table:table-cell>
        </table:table-row>
        <table:table-row table:style-name="ro6">
          <table:table-cell office:value-type="float" office:value="5575" calcext:value-type="float">
            <text:p>5575</text:p>
          </table:table-cell>
          <table:table-cell office:value-type="string" calcext:value-type="string">
            <text:p>-26.37</text:p>
          </table:table-cell>
          <table:table-cell office:value-type="float" office:value="489.51" calcext:value-type="float">
            <text:p><text:s/>489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2902" calcext:value-type="float">
            <text:p>262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4-0 :ND:0-20754 PLANILLA PRESTAMO QUIROGRAF</text:p>
          </table:table-cell>
        </table:table-row>
        <table:table-row table:style-name="ro6">
          <table:table-cell office:value-type="float" office:value="5576" calcext:value-type="float">
            <text:p>5576</text:p>
          </table:table-cell>
          <table:table-cell office:value-type="string" calcext:value-type="string">
            <text:p>-515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9.51" calcext:value-type="float">
            <text:p><text:s/>489.51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66002" calcext:value-type="float">
            <text:p>266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C 603432-0 :NC:0-603432 Acreditación valor debita</text:p>
          </table:table-cell>
        </table:table-row>
        <table:table-row table:style-name="ro6">
          <table:table-cell office:value-type="float" office:value="5577" calcext:value-type="float">
            <text:p>5577</text:p>
          </table:table-cell>
          <table:table-cell office:value-type="string" calcext:value-type="string">
            <text:p>-.22</text:p>
          </table:table-cell>
          <table:table-cell office:value-type="float" office:value="515.66" calcext:value-type="float">
            <text:p><text:s/>515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76802" calcext:value-type="float">
            <text:p>276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19797-0 :ND:0-19797 PAGO PRESTAMO QUIROGRAFARIO</text:p>
          </table:table-cell>
        </table:table-row>
        <table:table-row table:style-name="ro6">
          <table:table-cell office:value-type="float" office:value="5578" calcext:value-type="float">
            <text:p>5578</text:p>
          </table:table-cell>
          <table:table-cell office:value-type="string" calcext:value-type="string">
            <text:p><text:s/>468.58</text:p>
          </table:table-cell>
          <table:table-cell office:value-type="float" office:value="468.8" calcext:value-type="float">
            <text:p><text:s/>46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83702" calcext:value-type="float">
            <text:p>283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2-0 :ND:0-18662 PLANILLA PRESTAMO QUIROGRAF</text:p>
          </table:table-cell>
        </table:table-row>
        <table:table-row table:style-name="ro6">
          <table:table-cell office:value-type="float" office:value="5579" calcext:value-type="float">
            <text:p>5579</text:p>
          </table:table-cell>
          <table:table-cell office:value-type="string" calcext:value-type="string">
            <text:p><text:s/>936.14</text:p>
          </table:table-cell>
          <table:table-cell office:value-type="float" office:value="467.56" calcext:value-type="float">
            <text:p><text:s/>467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0402" calcext:value-type="float">
            <text:p>290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9277-0 :ND:0-019277 PAGO IESS PRESTAMO QUIROG</text:p>
          </table:table-cell>
        </table:table-row>
        <table:table-row table:style-name="ro6">
          <table:table-cell office:value-type="float" office:value="5580" calcext:value-type="float">
            <text:p>5580</text:p>
          </table:table-cell>
          <table:table-cell office:value-type="string" calcext:value-type="string">
            <text:p><text:s/>554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1.89" calcext:value-type="float">
            <text:p><text:s/>381.89 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omina mes Abril 2020</text:p>
          </table:table-cell>
        </table:table-row>
        <table:table-row table:style-name="ro6">
          <table:table-cell office:value-type="float" office:value="5581" calcext:value-type="float">
            <text:p>5581</text:p>
          </table:table-cell>
          <table:table-cell office:value-type="string" calcext:value-type="string">
            <text:p><text:s/>936.14</text:p>
          </table:table-cell>
          <table:table-cell office:value-type="float" office:value="381.89" calcext:value-type="float">
            <text:p><text:s/>381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3102" calcext:value-type="float">
            <text:p>2931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21722-0 :ND:0-021722 PAGO PRESTAMO QUIROGRAFAR</text:p>
          </table:table-cell>
        </table:table-row>
        <table:table-row table:style-name="ro6">
          <table:table-cell office:value-type="float" office:value="5582" calcext:value-type="float">
            <text:p>5582</text:p>
          </table:table-cell>
          <table:table-cell office:value-type="string" calcext:value-type="string">
            <text:p><text:s/>555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0.69" calcext:value-type="float">
            <text:p><text:s/>380.69 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omina mes Mayo 2020</text:p>
          </table:table-cell>
        </table:table-row>
        <table:table-row table:style-name="ro6">
          <table:table-cell office:value-type="float" office:value="5583" calcext:value-type="float">
            <text:p>5583</text:p>
          </table:table-cell>
          <table:table-cell office:value-type="string" calcext:value-type="string">
            <text:p><text:s/>1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2.07" calcext:value-type="float">
            <text:p><text:s/>442.07 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omina mes Junio 2020</text:p>
          </table:table-cell>
        </table:table-row>
        <table:table-row table:style-name="ro6">
          <table:table-cell office:value-type="float" office:value="5584" calcext:value-type="float">
            <text:p>5584</text:p>
          </table:table-cell>
          <table:table-cell office:value-type="string" calcext:value-type="string">
            <text:p><text:s/>494.07</text:p>
          </table:table-cell>
          <table:table-cell office:value-type="float" office:value="380.69" calcext:value-type="float">
            <text:p><text:s/>380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299002" calcext:value-type="float">
            <text:p>299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20486-0 :ND:0-020486 PAGO IESS PRESTAMO QUIERO</text:p>
          </table:table-cell>
        </table:table-row>
        <table:table-row table:style-name="ro6">
          <table:table-cell office:value-type="float" office:value="5585" calcext:value-type="float">
            <text:p>5585</text:p>
          </table:table-cell>
          <table:table-cell office:value-type="string" calcext:value-type="string">
            <text:p><text:s/>6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7.97" calcext:value-type="float">
            <text:p><text:s/>487.97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</table:table-row>
        <table:table-row table:style-name="ro6">
          <table:table-cell office:value-type="float" office:value="5586" calcext:value-type="float">
            <text:p>5586</text:p>
          </table:table-cell>
          <table:table-cell office:value-type="string" calcext:value-type="string">
            <text:p><text:s/>448.17</text:p>
          </table:table-cell>
          <table:table-cell office:value-type="float" office:value="442.07" calcext:value-type="float">
            <text:p><text:s/>442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11802" calcext:value-type="float">
            <text:p>311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20120-0 :ND:0-020120 Pago prestamos quirografa</text:p>
          </table:table-cell>
        </table:table-row>
        <table:table-row table:style-name="ro6">
          <table:table-cell office:value-type="float" office:value="5587" calcext:value-type="float">
            <text:p>5587</text:p>
          </table:table-cell>
          <table:table-cell office:value-type="string" calcext:value-type="string">
            <text:p><text:s/>936.14</text:p>
          </table:table-cell>
          <table:table-cell office:value-type="float" office:value="487.97" calcext:value-type="float">
            <text:p><text:s/>487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7" calcext:value-type="float">
            <text:p>16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27" calcext:value-type="date">
            <text:p>27/08/2020</text:p>
          </table:table-cell>
          <table:table-cell office:value-type="string" calcext:value-type="string">
            <text:p>IESS PRESTAMOS QUIROGRAFARIOS JULIO-20: PAGO MEDIANTE DÉBITO #524875 ORDENADO POR LA RELACIONADA TN</text:p>
          </table:table-cell>
        </table:table-row>
        <table:table-row table:style-name="ro6">
          <table:table-cell office:value-type="float" office:value="5588" calcext:value-type="float">
            <text:p>5588</text:p>
          </table:table-cell>
          <table:table-cell office:value-type="string" calcext:value-type="string">
            <text:p><text:s/>512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3.25" calcext:value-type="float">
            <text:p><text:s/>423.25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5589" calcext:value-type="float">
            <text:p>5589</text:p>
          </table:table-cell>
          <table:table-cell office:value-type="string" calcext:value-type="string">
            <text:p><text:s/>44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8.8" calcext:value-type="float">
            <text:p><text:s/>468.80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</table:table-row>
        <table:table-row table:style-name="ro6">
          <table:table-cell office:value-type="float" office:value="5590" calcext:value-type="float">
            <text:p>5590</text:p>
          </table:table-cell>
          <table:table-cell office:value-type="string" calcext:value-type="string">
            <text:p>-423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7.56" calcext:value-type="float">
            <text:p><text:s/>467.56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</table:table-row>
        <table:table-row table:style-name="ro6">
          <table:table-cell office:value-type="float" office:value="5591" calcext:value-type="float">
            <text:p>5591</text:p>
          </table:table-cell>
          <table:table-cell office:value-type="string" calcext:value-type="string">
            <text:p>-423.25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1" calcext:value-type="float">
            <text:p>17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REGULARIZACIÓN DE SALDO AÑO 2018</text:p>
          </table:table-cell>
        </table:table-row>
        <table:table-row table:style-name="ro6">
          <table:table-cell office:value-type="float" office:value="5592" calcext:value-type="float">
            <text:p>5592</text:p>
          </table:table-cell>
          <table:table-cell office:value-type="string" calcext:value-type="string">
            <text:p>-782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9.74" calcext:value-type="float">
            <text:p><text:s/>359.74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5593" calcext:value-type="float">
            <text:p>5593</text:p>
          </table:table-cell>
          <table:table-cell office:value-type="string" calcext:value-type="string">
            <text:p>-359.74</text:p>
          </table:table-cell>
          <table:table-cell office:value-type="float" office:value="423.25" calcext:value-type="float">
            <text:p><text:s/>423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33102" calcext:value-type="float">
            <text:p>333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22948-1 :PAGO IESS PREST. QUIROGRAFARIO AGO-20</text:p>
          </table:table-cell>
        </table:table-row>
        <table:table-row table:style-name="ro6">
          <table:table-cell office:value-type="float" office:value="5594" calcext:value-type="float">
            <text:p>5594</text:p>
          </table:table-cell>
          <table:table-cell office:value-type="string" calcext:value-type="string">
            <text:p>-71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1.61" calcext:value-type="float">
            <text:p><text:s/>351.61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6">
          <table:table-cell office:value-type="float" office:value="5595" calcext:value-type="float">
            <text:p>5595</text:p>
          </table:table-cell>
          <table:table-cell office:value-type="string" calcext:value-type="string">
            <text:p>-351.61</text:p>
          </table:table-cell>
          <table:table-cell office:value-type="float" office:value="359.74" calcext:value-type="float">
            <text:p><text:s/>359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table:style-name="ce281" office:value-type="float" office:value="342002" calcext:value-type="float">
            <text:p>342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4910-1 :ND:1-14910 PAGO IESS PREST. QUIROGRAFA</text:p>
          </table:table-cell>
        </table:table-row>
        <table:table-row table:style-name="ro6">
          <table:table-cell office:value-type="float" office:value="5598" calcext:value-type="float">
            <text:p>5598</text:p>
          </table:table-cell>
          <table:table-cell office:value-type="string" calcext:value-type="string">
            <text:p>2-1-1-02-01-009</text:p>
          </table:table-cell>
          <table:table-cell office:value-type="float" office:value="-231683.36" calcext:value-type="float">
            <text:p><text:s/>(231,683.36)</text:p>
          </table:table-cell>
          <table:table-cell office:value-type="string" office:string-value="15% Participacion Trabajadores" calcext:value-type="string">
            <text:p><text:s/>15% Participacion Trabajadore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287" office:value-type="float" office:value="-231683.36" calcext:value-type="float">
            <text:p>-231,683.36</text:p>
          </table:table-cell>
          <table:table-cell table:style-name="ce281" office:value-type="string" calcext:value-type="string">
            <text:p>Totales &gt;&gt;&gt;&gt;&gt;&gt;&gt;&gt;&gt;&gt;&gt; :</text:p>
          </table:table-cell>
          <table:table-cell table:style-name="ce281" office:value-type="float" office:value="0" calcext:value-type="float">
            <text:p>0</text:p>
          </table:table-cell>
          <table:table-cell table:style-name="ce287" office:value-type="float" office:value="12310110.18" calcext:value-type="float">
            <text:p>12,310,110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5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5P2" style:volatile="true">
      <loext:text> $ </loext:text>
      <loext:fill-character> </loext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 number:decimal-places="1"/>
    </number:time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percentage-style style:name="N153">
      <number:number number:decimal-places="0" loext:min-decimal-places="0" number:min-integer-digits="1"/>
      <number:text> %</number:text>
    </number:percentage-style>
    <number:percentage-style style:name="N154">
      <number:number number:decimal-places="1" loext:min-decimal-places="1" number:min-integer-digits="1"/>
      <number:text>%</number:text>
    </number:percentage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3:48:55.7816508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9T14:01:34.654901989</dc:date>
    <meta:editing-duration>PT17M12S</meta:editing-duration>
    <meta:editing-cycles>4</meta:editing-cycles>
    <meta:document-statistic meta:table-count="2" meta:cell-count="2927" meta:object-count="0"/>
  </office:meta>
</office:document-meta>
</file>